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8064a2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79646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c0504d" draw:marker-end="msArrowStealthEnd_20_8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8064a2" draw:marker-start="msArrowOpenEnd_20_5" draw:marker-start-width="0.319cm" draw:marker-start-center="false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9bbb59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c0504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9bbb5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8064a2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f7964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width="0.071cm" svg:stroke-color="#9bbb59" draw:marker-start="msArrowOpenEnd_20_5" draw:marker-start-width="0.319cm" draw:marker-start-center="false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4f81b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c0504d" draw:marker-start="msArrowOpenEnd_20_5" draw:marker-start-width="0.319cm" draw:marker-start-center="false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4a7ebb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ebb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c0504d" draw:marker-start="msArrowOpenEnd_20_5" draw:marker-start-width="0.319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eeece1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4f81bd" draw:marker-start="msArrowOpenEnd_20_5" draw:marker-start-width="0.319cm" draw:marker-start-center="false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9bbb59" draw:marker-start="msArrowOpenEnd_20_5" draw:marker-start-width="0.319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f79646" draw:marker-start="msArrowOpenEnd_20_5" draw:marker-start-width="0.319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4bacc6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4bacc6" draw:marker-end="msArrowOpenEnd_20_5" draw:marker-end-width="0.319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4f81b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f79646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8064a2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c0504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9bbb59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f79646" draw:marker-end="msArrowOpenEnd_20_5" draw:marker-end-width="0.319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9bbb59" draw:marker-end="msArrowOpenEnd_20_5" draw:marker-end-width="0.319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71cm" draw:fill="none" draw:textarea-vertical-align="top" draw:auto-grow-height="tru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c0504d" draw:marker-end="msArrowOpenEnd_20_5" draw:marker-end-width="0.319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4f81bd" draw:marker-end="msArrowOpenEnd_20_5" draw:marker-end-width="0.319cm" draw:marker-end-center="fals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4f81bd" draw:fill="solid" draw:fill-color="#ffffff" draw:textarea-horizontal-align="center" draw:textarea-vertical-align="bottom" draw:auto-grow-height="false" fo:padding-top="0.125cm" fo:padding-bottom="0.125cm" fo:padding-left="0.25cm" fo:padding-right="0.25cm" fo:wrap-option="wrap"/>
      <style:paragraph-properties style:writing-mode="tb-rl"/>
    </style:style>
    <style:style style:name="gr43" style:family="graphic" style:parent-style-name="standard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71cm" draw:fill="none" draw:textarea-vertical-align="top" draw:auto-grow-height="tru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4f81bd" draw:fill="solid" draw:fill-color="#ffffff" draw:textarea-horizontal-align="left" draw:textarea-vertical-align="middle" draw:auto-grow-height="false" fo:padding-top="0.125cm" fo:padding-bottom="0.125cm" fo:padding-left="0.25cm" fo:padding-right="0.25cm" fo:wrap-option="wrap"/>
      <style:paragraph-properties style:writing-mode="tb-rl"/>
    </style:style>
    <style:style style:name="gr46" style:family="graphic" style:parent-style-name="standard">
      <style:graphic-properties draw:stroke="solid" svg:stroke-width="0.106cm" svg:stroke-color="#4f81bd" draw:marker-start="msArrowEnd_20_8" draw:marker-start-width="0.53cm" draw:marker-start-center="false" draw:stroke-linejoin="round" draw:fill="solid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8000" draw:fill="solid" draw:fill-color="#ffffff" draw:textarea-vertical-align="middle" draw:auto-grow-height="false" fo:padding-top="0.125cm" fo:padding-bottom="0.125cm" fo:padding-left="0cm" fo:padding-right="0cm" fo:wrap-option="no-wrap"/>
    </style:style>
    <style:style style:name="gr48" style:family="graphic" style:parent-style-name="standard">
      <style:graphic-properties draw:stroke="solid" svg:stroke-width="0.071cm" svg:stroke-color="#008000" draw:fill="solid" draw:fill-color="#ffffff" draw:textarea-vertical-align="middle" draw:auto-grow-height="false" fo:padding-top="0.125cm" fo:padding-bottom="0.125cm" fo:padding-left="0cm" fo:padding-right="0cm" fo:wrap-option="wrap"/>
    </style:style>
    <style:style style:name="gr49" style:family="graphic" style:parent-style-name="standard">
      <style:graphic-properties draw:stroke="solid" svg:stroke-width="0.071cm" svg:stroke-color="#008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svg:stroke-width="0.076cm" svg:stroke-color="#4479c9" draw:marker-start-width="0.418cm" draw:marker-end="Arrowheads_20_1" draw:marker-end-width="0.418cm" draw:fill="solid" draw:fill-color="#ffffff" draw:textarea-horizontal-align="justify" draw:textarea-vertical-align="middle" draw:auto-grow-height="false" fo:padding-top="0.162cm" fo:padding-bottom="0.162cm" fo:padding-left="0.287cm" fo:padding-right="0.287cm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style:writing-mode="tb-rl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text-line-through-style="none" fo:font-family="Garamond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9" style:family="text">
      <style:text-properties fo:color="#000000" style:text-line-through-style="none" fo:font-family="Garamond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10" style:family="text">
      <style:text-properties fo:color="#000000" style:text-line-through-style="none" fo:font-family="Garamond" fo:font-size="10pt" fo:letter-spacing="normal" fo:font-style="normal" style:text-underline-style="none" fo:font-weight="bold" style:font-family-asian="Arial" style:font-size-asian="10pt" style:font-style-asian="normal" style:font-weight-asian="bold" style:font-family-complex="Arial" style:font-size-complex="10pt" style:font-style-complex="normal" style:font-weight-complex="bold"/>
    </style:style>
    <style:style style:name="T11" style:family="text">
      <style:text-properties fo:color="#000000" style:text-line-through-style="none" fo:font-family="Garamond" fo:font-size="16pt" fo:letter-spacing="normal" fo:font-style="italic" style:text-underline-style="none" fo:font-weight="bold" style:font-family-asian="Arial" style:font-size-asian="16pt" style:font-style-asian="italic" style:font-weight-asian="bold" style:font-family-complex="Arial" style:font-size-complex="16pt" style:font-style-complex="italic" style:font-weight-complex="bold"/>
    </style:style>
    <style:style style:name="T12" style:family="text">
      <style:text-properties fo:color="#000000" style:text-line-through-style="none" fo:font-family="Garamon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text-line-through-style="none" fo:font-family="Garamond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14" style:family="text">
      <style:text-properties fo:color="#000000" style:text-line-through-style="none" fo:font-family="Garamond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15" style:family="text">
      <style:text-properties fo:color="#000000" style:text-line-through-style="none" fo:font-family="Garamond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Garamond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Garamond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Garamond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19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3" draw:style-name="gr1" draw:text-style-name="P2" draw:layer="layout" svg:width="4.867cm" svg:height="1.587cm" svg:x="6.456cm" svg:y="2.119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1.588cm" svg:y="6.35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2" draw:layer="layout" svg:width="5.079cm" svg:height="1.587cm" svg:x="14.076cm" svg:y="2.119cm">
          <text:p text:style-name="P1"><text:span text:style-name="T1">Tablet 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20.532cm" svg:y="6.35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4.867cm" svg:height="1.692cm" svg:x="1.588cm" svg:y="10.16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10.372cm" svg:y="14.817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6.828cm" svg:y="13.97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20.32cm" svg:y="10.16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name="Shape 16" draw:style-name="gr2" draw:text-style-name="P3" draw:layer="layout" draw:type="curve" svg:x1="20.531cm" svg:y1="7.201cm" svg:x2="16.615cm" svg:y2="3.706cm" svg:d="m20531 7201c-2937 0-979-3495-3916-3495">
          <text:p/>
        </draw:connector>
        <draw:connector draw:name="Curved Connector 18" draw:style-name="gr3" draw:text-style-name="P3" draw:layer="layout" draw:type="curve" svg:x1="20.531cm" svg:y1="7.201cm" svg:x2="6.455cm" svg:y2="7.196cm" svg:d="m20531 7201c-10557 0-3519-5-14076-5">
          <text:p/>
        </draw:connector>
        <draw:connector draw:name="Curved Connector 20" draw:style-name="gr4" draw:text-style-name="P3" draw:layer="layout" draw:type="curve" svg:x1="4.021cm" svg:y1="6.35cm" svg:x2="16.615cm" svg:y2="3.706cm" svg:d="m4021 6350c9445 0 3149-2644 12594-2644">
          <text:p/>
        </draw:connector>
        <draw:connector draw:name="Shape 23" draw:style-name="gr5" draw:text-style-name="P3" draw:layer="layout" draw:type="curve" svg:x1="8.889cm" svg:y1="3.706cm" svg:x2="6.455cm" svg:y2="7.196cm" svg:d="m8889 3706c0 2617-2434 873-2434 3490">
          <text:p/>
        </draw:connector>
        <draw:connector draw:name="Curved Connector 25" draw:style-name="gr5" draw:text-style-name="P3" draw:layer="layout" draw:type="curve" svg:x1="8.892cm" svg:y1="3.704cm" svg:x2="16.618cm" svg:y2="3.708cm" svg:d="m8892 3704c5794 0 1932 4 7726 4">
          <text:p/>
        </draw:connector>
        <draw:connector draw:name="Shape 28" draw:style-name="gr6" draw:text-style-name="P3" draw:layer="layout" draw:type="curve" svg:x1="19.155cm" svg:y1="2.912cm" svg:x2="20.32cm" svg:y2="11.006cm" svg:d="m19155 2912c0 6070 1165 2024 1165 8094">
          <text:p/>
        </draw:connector>
        <draw:connector draw:name="Curved Connector 31" draw:style-name="gr4" draw:text-style-name="P3" draw:layer="layout" draw:type="curve" svg:x1="19.05cm" svg:y1="13.969cm" svg:x2="16.615cm" svg:y2="3.706cm" svg:d="m19050 13969c0-7696-2435-2565-2435-10263">
          <text:p/>
        </draw:connector>
        <draw:connector draw:name="Shape 33" draw:style-name="gr4" draw:text-style-name="P3" draw:layer="layout" draw:type="curve" svg:x1="19.05cm" svg:y1="13.969cm" svg:x2="6.455cm" svg:y2="11.006cm" svg:d="m19050 13969c-9445 0-3148-2963-12595-2963">
          <text:p/>
        </draw:connector>
        <draw:connector draw:name="Curved Connector 35" draw:style-name="gr2" draw:text-style-name="P3" draw:layer="layout" draw:type="curve" svg:x1="20.531cm" svg:y1="7.201cm" svg:x2="6.455cm" svg:y2="11.006cm" svg:d="m20531 7201c-10557 0-3519 3805-14076 3805">
          <text:p/>
        </draw:connector>
        <draw:connector draw:name="Curved Connector 37" draw:style-name="gr7" draw:text-style-name="P3" draw:layer="layout" draw:type="curve" svg:x1="4.023cm" svg:y1="8.045cm" svg:x2="4.019cm" svg:y2="10.162cm" svg:d="m4023 8045c0 1588-4 530-4 2117">
          <text:p/>
        </draw:connector>
        <draw:connector draw:name="Curved Connector 40" draw:style-name="gr7" draw:text-style-name="P3" draw:layer="layout" draw:type="curve" svg:x1="14.075cm" svg:y1="2.912cm" svg:x2="6.455cm" svg:y2="11.006cm" svg:d="m14075 2912c0 6070-7620 2024-7620 8094">
          <text:p/>
        </draw:connector>
        <draw:connector draw:name="Curved Connector 42" draw:style-name="gr2" draw:text-style-name="P3" draw:layer="layout" draw:type="curve" svg:x1="16.615cm" svg:y1="3.706cm" svg:x2="12.701cm" svg:y2="14.816cm" svg:d="m16615 3706c0 8332-3914 2778-3914 11110">
          <text:p/>
        </draw:connector>
        <draw:connector draw:name="Shape 51" draw:style-name="gr5" draw:text-style-name="P3" draw:layer="layout" draw:type="curve" svg:x1="8.889cm" svg:y1="3.706cm" svg:x2="6.455cm" svg:y2="11.006cm" svg:d="m8889 3706c0 5475-2434 1825-2434 7300">
          <text:p/>
        </draw:connector>
        <draw:connector draw:name="Curved Connector 54" draw:style-name="gr8" draw:text-style-name="P3" draw:layer="layout" draw:type="curve" svg:x1="22.225cm" svg:y1="11.853cm" svg:x2="12.701cm" svg:y2="14.816cm" svg:d="m22225 11853c-7143 0-2381 2963-9524 2963">
          <text:p/>
        </draw:connector>
        <draw:connector draw:name="Curved Connector 56" draw:style-name="gr8" draw:text-style-name="P3" draw:layer="layout" draw:type="curve" svg:x1="6.455cm" svg:y1="7.196cm" svg:x2="20.32cm" svg:y2="11.006cm" svg:d="m6455 7196c10399 0 3467 3810 13865 3810">
          <text:p/>
        </draw:connector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44cm" svg:height="0.758cm" svg:x="21.646cm" svg:y="1.347cm">
          <text:p text:style-name="P4"><text:span text:style-name="T2">Std. Operation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3" draw:style-name="gr1" draw:text-style-name="P2" draw:layer="layout" svg:width="4.867cm" svg:height="1.587cm" svg:x="5.339cm" svg:y="2.164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6.715cm" svg:y="7.191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2" draw:layer="layout" svg:width="5.079cm" svg:height="1.587cm" svg:x="12.748cm" svg:y="7.297cm">
          <text:p text:style-name="P1"><text:span text:style-name="T1">Tablet 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14.018cm" svg:y="2.05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4.867cm" svg:height="1.692cm" svg:x="1cm" svg:y="9.467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7.35cm" svg:y="13.488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9.838cm" svg:y="7.191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5.079cm" svg:height="1.692cm" svg:x="14.758cm" svg:y="13.488cm">
          <text:p text:style-name="P1"><text:span text:style-name="T1">Map-Reduce</text:span></text:p>
          <text:p text:style-name="P1"><text:span text:style-name="T1">(Recovery)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19.309cm" svg:y="9.89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name="Shape 16" draw:style-name="gr2" draw:text-style-name="P3" draw:layer="layout" draw:type="curve" svg:x1="15.922cm" svg:y1="3.751cm" svg:x2="15.287cm" svg:y2="7.297cm" svg:d="m15922 3751c0 2659-635 887-635 3546">
          <text:p/>
        </draw:connector>
        <draw:connector draw:name="Curved Connector 18" draw:style-name="gr3" draw:text-style-name="P3" draw:layer="layout" draw:type="curve" svg:x1="14.017cm" svg:y1="2.904cm" svg:x2="9.149cm" svg:y2="7.191cm" svg:d="m14017 2904c-3651 0-1217 4287-4868 4287">
          <text:p/>
        </draw:connector>
        <draw:connector draw:name="Curved Connector 20" draw:style-name="gr4" draw:text-style-name="P3" draw:layer="layout" draw:type="curve" svg:x1="11.583cm" svg:y1="8.037cm" svg:x2="15.287cm" svg:y2="8.884cm" svg:d="m11583 8037c2778 0 926 847 3704 847">
          <text:p/>
        </draw:connector>
        <draw:connector draw:name="Shape 23" draw:style-name="gr5" draw:text-style-name="P3" draw:layer="layout" draw:type="curve" svg:x1="7.773cm" svg:y1="3.751cm" svg:x2="9.149cm" svg:y2="7.191cm" svg:d="m7773 3751c0 2580 1376 860 1376 3440">
          <text:p/>
        </draw:connector>
        <draw:connector draw:name="Curved Connector 25" draw:style-name="gr5" draw:text-style-name="P3" draw:layer="layout" draw:type="curve" svg:x1="7.773cm" svg:y1="3.751cm" svg:x2="15.287cm" svg:y2="7.297cm" svg:d="m7773 3751c5635 0 1879 3546 7514 3546">
          <text:p/>
        </draw:connector>
        <draw:connector draw:name="Shape 28" draw:style-name="gr6" draw:text-style-name="P3" draw:layer="layout" draw:type="curve" svg:x1="17.827cm" svg:y1="8.09cm" svg:x2="19.309cm" svg:y2="10.736cm" svg:d="m17827 8090c0 1984 1482 662 1482 2646">
          <text:p/>
        </draw:connector>
        <draw:connector draw:name="Curved Connector 31" draw:style-name="gr4" draw:text-style-name="P3" draw:layer="layout" draw:type="curve" svg:x1="19.838cm" svg:y1="8.037cm" svg:x2="15.287cm" svg:y2="7.297cm" svg:d="m19838 8037c-3412 0-1137-740-4551-740">
          <text:p/>
        </draw:connector>
        <draw:connector draw:name="Shape 33" draw:style-name="gr4" draw:text-style-name="P3" draw:layer="layout" draw:type="curve" svg:x1="19.838cm" svg:y1="8.037cm" svg:x2="5.868cm" svg:y2="10.313cm" svg:d="m19838 8037c-10477 0-3493 2276-13970 2276">
          <text:p/>
        </draw:connector>
        <draw:connector draw:name="Curved Connector 35" draw:style-name="gr2" draw:text-style-name="P3" draw:layer="layout" draw:type="curve" svg:x1="14.017cm" svg:y1="2.904cm" svg:x2="3.434cm" svg:y2="9.466cm" svg:d="m14017 2904c-7936 0-2645 6562-10583 6562">
          <text:p/>
        </draw:connector>
        <draw:connector draw:name="Curved Connector 37" draw:style-name="gr7" draw:text-style-name="P3" draw:layer="layout" draw:type="curve" svg:x1="9.149cm" svg:y1="8.884cm" svg:x2="3.434cm" svg:y2="9.466cm" svg:d="m9149 8884c-4285 0-1428 582-5715 582">
          <text:p/>
        </draw:connector>
        <draw:connector draw:name="Curved Connector 40" draw:style-name="gr7" draw:text-style-name="P3" draw:layer="layout" draw:type="curve" svg:x1="12.747cm" svg:y1="8.09cm" svg:x2="5.868cm" svg:y2="10.313cm" svg:d="m12747 8090c-5158 0-1719 2223-6879 2223">
          <text:p/>
        </draw:connector>
        <draw:connector draw:name="Curved Connector 42" draw:style-name="gr2" draw:text-style-name="P3" draw:layer="layout" draw:type="curve" svg:x1="15.287cm" svg:y1="8.884cm" svg:x2="9.679cm" svg:y2="13.488cm" svg:d="m15287 8884c-4206 0-1402 4604-5608 4604">
          <text:p/>
        </draw:connector>
        <draw:connector draw:name="Curved Connector 46" draw:style-name="gr16" draw:text-style-name="P3" draw:layer="layout" draw:type="curve" svg:x1="12.008cm" svg:y1="14.335cm" svg:x2="14.758cm" svg:y2="14.339cm" svg:d="m12008 14335c2062 0 688 4 2750 4">
          <text:p/>
        </draw:connector>
        <draw:connector draw:name="Curved Connector 48" draw:style-name="gr8" draw:text-style-name="P3" draw:layer="layout" draw:type="curve" svg:x1="9.149cm" svg:y1="8.884cm" svg:x2="17.298cm" svg:y2="13.488cm" svg:d="m9149 8884c6112 0 2038 4604 8149 4604">
          <text:p/>
        </draw:connector>
        <draw:connector draw:name="Shape 51" draw:style-name="gr5" draw:text-style-name="P3" draw:layer="layout" draw:type="curve" svg:x1="7.773cm" svg:y1="3.751cm" svg:x2="3.434cm" svg:y2="9.466cm" svg:d="m7773 3751c0 4287-4339 1430-4339 5715">
          <text:p/>
        </draw:connector>
        <draw:connector draw:name="Curved Connector 56" draw:style-name="gr8" draw:text-style-name="P3" draw:layer="layout" draw:type="curve" svg:x1="9.149cm" svg:y1="8.884cm" svg:x2="19.309cm" svg:y2="10.736cm" svg:d="m9149 8884c7620 0 2540 1852 10160 1852">
          <text:p/>
        </draw:connector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44cm" svg:height="0.758cm" svg:x="21.646cm" svg:y="1.347cm">
          <text:p text:style-name="P4"><text:span text:style-name="T2">Std. Operation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3" draw:style-name="gr1" draw:text-style-name="P2" draw:layer="layout" svg:width="4.867cm" svg:height="1.587cm" svg:x="4.445cm" svg:y="0.31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0.847cm" svg:y="5.50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2" draw:layer="layout" svg:width="12.911cm" svg:height="11.641cm" svg:x="7.197cm" svg:y="3.387cm">
          <text:p text:style-name="P4"><text:span text:style-name="T1">Tablet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16.084cm" svg:y="0.28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xml:id="id5" draw:id="id5" draw:layer="layout" svg:width="4.867cm" svg:height="1.692cm" svg:x="0.847cm" svg:y="10.795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14.391cm" svg:y="16.51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0.478cm" svg:y="0.289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9.946cm" svg:y="16.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name="Shape 28" draw:style-name="gr6" draw:text-style-name="P3" draw:layer="layout" draw:type="curve" svg:x1="10.951cm" svg:y1="15.028cm" svg:x2="11.851cm" svg:y2="16.509cm" svg:d="m10951 15028c0 1111 900 371 900 1481">
          <text:p/>
        </draw:connector>
        <draw:connector draw:name="Curved Connector 42" draw:style-name="gr18" draw:text-style-name="P3" draw:layer="layout" draw:type="curve" svg:x1="15.558cm" svg:y1="15.028cm" svg:x2="16.72cm" svg:y2="16.509cm" svg:d="m15558 15028c0 1111 1162 371 1162 1481">
          <text:p/>
        </draw:connector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503cm" svg:height="0.758cm" svg:x="21.65cm" svg:y="1.347cm">
          <text:p text:style-name="P4"><text:span text:style-name="T2">Read/Write Op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draw:custom-shape draw:name="Rectangle 109" draw:style-name="gr19" draw:text-style-name="P2" xml:id="id6" draw:id="id6" draw:layer="layout" svg:width="5.714cm" svg:height="1.692cm" svg:x="12.065cm" svg:y="3.387cm">
          <text:p text:style-name="P1"><text:span text:style-name="T3">TabletClientService</text:span></text:p>
          <draw:enhanced-geometry svg:viewBox="0 0 21600 21600" draw:type="rectangle" draw:enhanced-path="M 0 0 L 21600 0 21600 21600 0 21600 0 0 Z N"/>
        </draw:custom-shape>
        <draw:custom-shape draw:name="Rectangle 110" draw:style-name="gr20" draw:text-style-name="P2" draw:layer="layout" svg:width="4.155cm" svg:height="1.057cm" draw:transform="rotate (1.5707963267946) translate (7.197cm 8.89cm)">
          <text:p text:style-name="P1"><text:span text:style-name="T3">TabletMasterService</text:span></text:p>
          <draw:enhanced-geometry svg:viewBox="0 0 21600 21600" draw:type="rectangle" draw:enhanced-path="M 0 0 L 21600 0 21600 21600 0 21600 0 0 Z N"/>
        </draw:custom-shape>
        <draw:custom-shape draw:name="Rectangle 121" draw:style-name="gr20" draw:text-style-name="P2" draw:layer="layout" svg:width="3.943cm" svg:height="1.057cm" draw:transform="rotate (1.5707963267946) translate (7.197cm 13.469cm)">
          <text:p text:style-name="P1"><text:span text:style-name="T3">ZooCache</text:span></text:p>
          <draw:enhanced-geometry svg:viewBox="0 0 21600 21600" draw:type="rectangle" draw:enhanced-path="M 0 0 L 21600 0 21600 21600 0 21600 0 0 Z N"/>
        </draw:custom-shape>
        <draw:custom-shape draw:name="Rectangle 133" draw:style-name="gr1" draw:text-style-name="P2" draw:layer="layout" svg:width="3.6cm" svg:height="1.057cm" svg:x="13.758cm" svg:y="13.97cm">
          <text:p text:style-name="P1"><text:span text:style-name="T2">File I/O</text:span></text:p>
          <draw:enhanced-geometry svg:viewBox="0 0 21600 21600" draw:type="rectangle" draw:enhanced-path="M 0 0 L 21600 0 21600 21600 0 21600 0 0 Z N"/>
        </draw:custom-shape>
        <draw:custom-shape draw:name="Rectangle 139" draw:style-name="gr1" draw:text-style-name="P2" draw:layer="layout" svg:width="3.388cm" svg:height="1.626cm" svg:x="13.441cm" svg:y="11.709cm">
          <text:p text:style-name="P1"><text:span text:style-name="T4">TabletServer Resource Manager</text:span></text:p>
          <draw:enhanced-geometry svg:viewBox="0 0 21600 21600" draw:type="rectangle" draw:enhanced-path="M 0 0 L 21600 0 21600 21600 0 21600 0 0 Z N"/>
        </draw:custom-shape>
        <draw:custom-shape draw:name="Rectangle 143" draw:style-name="gr19" draw:text-style-name="P2" draw:layer="layout" svg:width="6.455cm" svg:height="4.867cm" svg:x="11.748cm" svg:y="5.994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Rectangle 144" draw:style-name="gr1" draw:text-style-name="P2" draw:layer="layout" svg:width="2.645cm" svg:height="0.99cm" svg:x="13.653cm" svg:y="9.871cm">
          <text:p text:style-name="P1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name="Rectangle 138" draw:style-name="gr1" draw:text-style-name="P2" draw:layer="layout" svg:width="2.222cm" svg:height="1.202cm" svg:x="13.229cm" svg:y="7.543cm">
          <text:p text:style-name="P1"><text:span text:style-name="T4">In-Memory Map</text:span></text:p>
          <draw:enhanced-geometry svg:viewBox="0 0 21600 21600" draw:type="rectangle" draw:enhanced-path="M 0 0 L 21600 0 21600 21600 0 21600 0 0 Z N"/>
        </draw:custom-shape>
        <draw:custom-shape draw:name="Diamond 146" draw:style-name="gr21" draw:text-style-name="P2" draw:layer="layout" svg:width="1.692cm" svg:height="1.336cm" svg:x="11.748cm" svg:y="10.227cm">
          <text:p text:style-name="P1"><text:span text:style-name="T2">Min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47" draw:style-name="gr21" draw:text-style-name="P2" draw:layer="layout" svg:width="1.692cm" svg:height="1.514cm" svg:x="16.51cm" svg:y="10.16cm">
          <text:p text:style-name="P1"><text:span text:style-name="T2">Maj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48" draw:style-name="gr1" draw:text-style-name="P2" xml:id="id3" draw:id="id3" draw:layer="layout" svg:width="1.692cm" svg:height="0.778cm" svg:x="11.748cm" svg:y="5.994cm">
          <text:p text:style-name="P1"><text:span text:style-name="T5">Write</text:span></text:p>
          <draw:enhanced-geometry svg:viewBox="0 0 21600 21600" draw:type="rectangle" draw:enhanced-path="M 0 0 L 21600 0 21600 21600 0 21600 0 0 Z N"/>
        </draw:custom-shape>
        <draw:custom-shape draw:name="Rectangle 149" draw:style-name="gr1" draw:text-style-name="P2" draw:layer="layout" svg:width="1.692cm" svg:height="0.778cm" svg:x="16.51cm" svg:y="5.994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ustom-shape draw:name="Diamond 150" draw:style-name="gr21" draw:text-style-name="P2" draw:layer="layout" svg:width="1.692cm" svg:height="1.481cm" svg:x="16.404cm" svg:y="7.264cm">
          <text:p text:style-name="P1"><text:span text:style-name="T2">Iterator</text:span></text:p>
          <text:p text:style-name="P1"><text:span text:style-name="T2">T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51" draw:style-name="gr1" draw:text-style-name="P2" xml:id="id2" draw:id="id2" draw:layer="layout" svg:width="2.645cm" svg:height="1.057cm" svg:x="9.629cm" svg:y="13.97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name="Rectangle 162" draw:style-name="gr21" draw:text-style-name="P2" xml:id="id1" draw:id="id1" draw:layer="layout" svg:width="1.904cm" svg:height="0.768cm" svg:x="12.065cm" svg:y="4.311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name="Rectangle 164" draw:style-name="gr21" draw:text-style-name="P2" draw:layer="layout" svg:width="1.904cm" svg:height="0.768cm" svg:x="15.875cm" svg:y="4.349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onnector draw:name="Curved Connector 166" draw:style-name="gr22" draw:text-style-name="P3" draw:layer="layout" draw:type="curve" svg:x1="17.989cm" svg:y1="1.982cm" svg:x2="16.827cm" svg:y2="4.349cm" svg:d="m17989 1982c0 1776-1162 593-1162 2367">
          <text:p/>
        </draw:connector>
        <draw:connector draw:name="Shape 16" draw:style-name="gr2" draw:text-style-name="P3" draw:layer="layout" draw:type="curve" draw:line-skew="-2.168cm" svg:x1="17.989cm" svg:y1="1.982cm" svg:x2="13.017cm" svg:y2="4.31cm" svg:d="m17989 1982c-6981 0-4495 2328-4972 2328">
          <text:p/>
        </draw:connector>
        <draw:connector draw:name="Curved Connector 178" draw:style-name="gr2" draw:text-style-name="P3" draw:layer="layout" draw:type="curve" svg:x1="13.017cm" svg:y1="5.079cm" svg:x2="12.594cm" svg:y2="5.993cm" svg:d="m13017 5079c0 685-423 229-423 914">
          <text:p/>
        </draw:connector>
        <draw:connector draw:name="Curved Connector 181" draw:style-name="gr2" draw:text-style-name="P3" draw:layer="layout" draw:type="curve" svg:x1="12.594cm" svg:y1="6.773cm" svg:x2="14.34cm" svg:y2="7.542cm" svg:d="m12594 6773c1309 0 437 769 1746 769">
          <text:p/>
        </draw:connector>
        <draw:connector draw:name="Curved Connector 183" draw:style-name="gr2" draw:text-style-name="P3" draw:layer="layout" draw:type="curve" svg:x1="12.065cm" svg:y1="4.695cm" svg:x2="10.951cm" svg:y2="13.97cm" draw:start-shape="id1" draw:start-glue-point="3" draw:end-shape="id2" draw:end-glue-point="0" svg:d="m12065 4695c-743 0-1114 3091-1114 9275">
          <text:p/>
        </draw:connector>
        <draw:connector draw:name="Curved Connector 194" draw:style-name="gr22" draw:text-style-name="P3" draw:layer="layout" draw:type="curve" svg:x1="17.25cm" svg:y1="8.745cm" svg:x2="15.558cm" svg:y2="13.97cm" svg:d="m17250 8745c0 3919-1692 1307-1692 5225">
          <text:p/>
        </draw:connector>
        <draw:connector draw:name="Curved Connector 196" draw:style-name="gr2" draw:text-style-name="P3" draw:layer="layout" draw:type="curve" svg:x1="15.451cm" svg:y1="8.144cm" svg:x2="16.404cm" svg:y2="8.004cm" svg:d="m15451 8144c715 0 239-140 953-140">
          <text:p/>
        </draw:connector>
        <draw:connector draw:name="Curved Connector 198" draw:style-name="gr2" draw:text-style-name="P3" draw:layer="layout" draw:type="curve" svg:x1="17.25cm" svg:y1="7.263cm" svg:x2="17.356cm" svg:y2="6.773cm" svg:d="m17250 7263c0-367 106-123 106-490">
          <text:p/>
        </draw:connector>
        <draw:connector draw:name="Curved Connector 200" draw:style-name="gr2" draw:text-style-name="P3" draw:layer="layout" draw:type="curve" svg:x1="17.356cm" svg:y1="5.993cm" svg:x2="16.827cm" svg:y2="5.118cm" svg:d="m17356 5993c0-655-529-218-529-875">
          <text:p/>
        </draw:connector>
        <draw:custom-shape draw:name="Rectangle 206" draw:style-name="gr21" draw:text-style-name="P2" draw:layer="layout" svg:width="1.743cm" svg:height="1.413cm" svg:x="9.074cm" svg:y="8.81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onnector draw:name="Shape 208" draw:style-name="gr2" draw:text-style-name="P3" draw:layer="layout" draw:type="curve" draw:line-skew="-0.507cm" svg:x1="14.975cm" svg:y1="9.871cm" svg:x2="16.509cm" svg:y2="6.383cm" svg:d="m14975 9871c0-3376 1534-1633 1534-3488">
          <text:p/>
        </draw:connector>
        <draw:custom-shape draw:name="Diamond 215" draw:style-name="gr21" draw:text-style-name="P2" draw:layer="layout" svg:width="2.143cm" svg:height="2.26cm" svg:x="9.074cm" svg:y="5.994cm">
          <text:p text:style-name="P1"><text:span text:style-name="T5">Tablet</text:span></text:p>
          <text:p text:style-name="P1"><text:span text:style-name="T5">Loa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Hexagon 51" draw:style-name="gr21" draw:text-style-name="P2" xml:id="id4" draw:id="id4" draw:layer="layout" svg:width="2.113cm" svg:height="1.904cm" svg:x="17.78cm" svg:y="12.065cm">
          <text:p text:style-name="P1"><text:span text:style-name="T2">Tablet</text:span></text:p>
          <text:p text:style-name="P1"><text:span text:style-name="T2">Metadata</text:span></text:p>
          <text:p text:style-name="P1"><text:span text:style-name="T2">Cach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Oval 54" draw:style-name="gr23" draw:text-style-name="P2" draw:layer="layout" svg:width="0.634cm" svg:height="0.634cm" svg:x="13.37cm" svg:y="2.12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23" draw:text-style-name="P2" draw:layer="layout" svg:width="0.634cm" svg:height="0.634cm" svg:x="12.806cm" svg:y="5.29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6" draw:style-name="gr23" draw:text-style-name="P2" draw:layer="layout" svg:width="0.634cm" svg:height="0.634cm" svg:x="10.901cm" svg:y="7.68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7" draw:style-name="gr23" draw:text-style-name="P2" draw:layer="layout" svg:width="0.634cm" svg:height="0.634cm" svg:x="13.229cm" svg:y="6.773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8" draw:style-name="gr23" draw:text-style-name="P2" draw:layer="layout" svg:width="0.634cm" svg:height="0.634cm" svg:x="11.007cm" svg:y="15.24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0" draw:style-name="gr23" draw:text-style-name="P2" draw:layer="layout" svg:width="0.634cm" svg:height="0.634cm" svg:x="17.145cm" svg:y="5.186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23" draw:text-style-name="P2" draw:layer="layout" svg:width="0.634cm" svg:height="0.634cm" svg:x="17.359cm" svg:y="6.879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23" draw:text-style-name="P2" draw:layer="layout" svg:width="0.634cm" svg:height="0.634cm" svg:x="15.428cm" svg:y="6.985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3" draw:style-name="gr23" draw:text-style-name="P2" draw:layer="layout" svg:width="0.634cm" svg:height="0.634cm" svg:x="15.663cm" svg:y="8.043cm">
          <text:p text:style-name="P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23" draw:text-style-name="P2" draw:layer="layout" svg:width="0.634cm" svg:height="0.634cm" svg:x="15.875cm" svg:y="11.21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23" draw:text-style-name="P2" draw:layer="layout" svg:width="0.634cm" svg:height="0.634cm" svg:x="15.875cm" svg:y="15.452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urved Connector 67" draw:style-name="gr2" draw:text-style-name="P3" draw:layer="layout" draw:type="curve" svg:x1="12.274cm" svg:y1="14.499cm" svg:x2="17.78cm" svg:y2="13.017cm" svg:d="m12274 14499c4129 0 1377-1482 5506-1482">
          <text:p/>
        </draw:connector>
        <draw:custom-shape draw:name="Oval 69" draw:style-name="gr23" draw:text-style-name="P2" draw:layer="layout" svg:width="0.634cm" svg:height="0.634cm" svg:x="12.701cm" svg:y="13.97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hape 72" draw:style-name="gr2" draw:text-style-name="P3" draw:layer="layout" draw:type="curve" svg:x1="13.44cm" svg:y1="6.383cm" svg:x2="18.838cm" svg:y2="12.065cm" draw:start-shape="id3" draw:start-glue-point="1" draw:end-shape="id4" draw:end-glue-point="4" svg:d="m13440 6383c3599 0 5398 1894 5398 5682">
          <text:p/>
        </draw:connector>
        <draw:connector draw:name="Shape 75" draw:style-name="gr2" draw:text-style-name="P3" draw:layer="layout" draw:type="curve" draw:line-skew="-1.138cm" svg:x1="17.78cm" svg:y1="13.017cm" svg:x2="14.975cm" svg:y2="10.862cm" svg:d="m17780 13017c-3810 0-2408-2155-2805-2155">
          <text:p/>
        </draw:connector>
        <draw:custom-shape draw:name="Oval 76" draw:style-name="gr23" draw:text-style-name="P2" draw:layer="layout" svg:width="0.634cm" svg:height="0.634cm" svg:x="17.145cm" svg:y="2.752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23" draw:text-style-name="P2" draw:layer="layout" svg:width="0.634cm" svg:height="0.634cm" svg:x="18.203cm" svg:y="9.84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23" draw:text-style-name="P2" draw:layer="layout" svg:width="0.634cm" svg:height="0.634cm" svg:x="14.817cm" svg:y="11.21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hape 79" draw:style-name="gr18" draw:text-style-name="P3" draw:layer="layout" draw:type="curve" draw:line-skew="2.234cm" svg:x1="18.171cm" svg:y1="14.026cm" svg:x2="3.28cm" svg:y2="12.487cm" draw:end-shape="id5" draw:end-glue-point="2" svg:d="m18171 14026c0 2581-14891 3351-14891-1539">
          <text:p/>
        </draw:connector>
        <draw:connector draw:name="Curved Connector 81" draw:style-name="gr18" draw:text-style-name="P3" draw:layer="layout" draw:type="curve" draw:line-skew="-0.87cm" svg:x1="19.893cm" svg:y1="13.017cm" svg:x2="17.779cm" svg:y2="4.233cm" draw:start-shape="id4" draw:start-glue-point="7" draw:end-shape="id6" draw:end-glue-point="1" svg:d="m19893 13017c-535 0 521-8784-2114-8784">
          <text:p/>
        </draw:connector>
        <draw:custom-shape draw:name="Oval 83" draw:style-name="gr23" draw:text-style-name="P5" draw:layer="layout" svg:width="0.634cm" svg:height="0.634cm" svg:x="19.455cm" svg:y="6.237cm">
          <text:p text:style-name="P1"><text:span text:style-name="T4">1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Oval 58" draw:style-name="gr23" draw:text-style-name="P2" draw:layer="layout" svg:width="0.634cm" svg:height="0.634cm" svg:x="6.507cm" svg:y="15.24cm">
          <text:p text:style-name="P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name="Slide Image Placeholder 1" draw:style-name="gr15" draw:layer="layout" svg:width="0cm" svg:height="0cm" svg:x="0cm" svg:y="0cm" draw:page-number="3" presentation:class="page"/>
          <draw:frame draw:name="Notes Placeholder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Rectangle 5" draw:style-name="gr17" draw:text-style-name="P2" draw:layer="layout" svg:width="12.911cm" svg:height="11.641cm" svg:x="7.085cm" svg:y="3.364cm">
          <text:p text:style-name="P4"><text:span text:style-name="T1">TabletServer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2" draw:layer="layout" svg:width="4.867cm" svg:height="1.587cm" svg:x="4.445cm" svg:y="0.31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0.847cm" svg:y="5.50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16.084cm" svg:y="0.28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xml:id="id9" draw:id="id9" draw:layer="layout" svg:width="4.867cm" svg:height="1.692cm" svg:x="0.847cm" svg:y="10.795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xml:id="id12" draw:id="id12" draw:layer="layout" svg:width="4.658cm" svg:height="1.692cm" svg:x="14.391cm" svg:y="16.51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xml:id="id11" draw:id="id11" draw:layer="layout" svg:width="4.444cm" svg:height="1.692cm" svg:x="10.478cm" svg:y="0.289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xml:id="id13" draw:id="id13" draw:layer="layout" svg:width="3.809cm" svg:height="1.692cm" svg:x="9.946cm" svg:y="16.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onnector draw:name="Curved Connector 42" draw:style-name="gr24" draw:text-style-name="P3" draw:layer="layout" draw:type="curve" svg:x1="15.558cm" svg:y1="15.028cm" svg:x2="16.72cm" svg:y2="16.509cm" svg:d="m15558 15028c0 1111 1162 371 1162 1481">
          <text:p/>
        </draw:connector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503cm" svg:height="0.758cm" svg:x="21.65cm" svg:y="1.347cm">
          <text:p text:style-name="P4"><text:span text:style-name="T2">Read/Write Op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draw:custom-shape draw:name="Rectangle 109" draw:style-name="gr19" draw:text-style-name="P2" draw:layer="layout" svg:width="5.714cm" svg:height="1.692cm" svg:x="12.065cm" svg:y="3.387cm">
          <text:p text:style-name="P1"><text:span text:style-name="T3">TabletClientService</text:span></text:p>
          <draw:enhanced-geometry svg:viewBox="0 0 21600 21600" draw:type="rectangle" draw:enhanced-path="M 0 0 L 21600 0 21600 21600 0 21600 0 0 Z N"/>
        </draw:custom-shape>
        <draw:custom-shape draw:name="Rectangle 110" draw:style-name="gr20" draw:text-style-name="P2" draw:layer="layout" svg:width="4.155cm" svg:height="1.057cm" draw:transform="rotate (1.5707963267946) translate (7.197cm 8.89cm)">
          <text:p text:style-name="P1"><text:span text:style-name="T3">TabletMasterService</text:span></text:p>
          <draw:enhanced-geometry svg:viewBox="0 0 21600 21600" draw:type="rectangle" draw:enhanced-path="M 0 0 L 21600 0 21600 21600 0 21600 0 0 Z N"/>
        </draw:custom-shape>
        <draw:custom-shape draw:name="Rectangle 121" draw:style-name="gr20" draw:text-style-name="P2" draw:layer="layout" svg:width="3.943cm" svg:height="1.057cm" draw:transform="rotate (1.5707963267946) translate (7.197cm 13.469cm)">
          <text:p text:style-name="P1"><text:span text:style-name="T3">ZooCache</text:span></text:p>
          <draw:enhanced-geometry svg:viewBox="0 0 21600 21600" draw:type="rectangle" draw:enhanced-path="M 0 0 L 21600 0 21600 21600 0 21600 0 0 Z N"/>
        </draw:custom-shape>
        <draw:custom-shape draw:name="Rectangle 133" draw:style-name="gr1" draw:text-style-name="P2" xml:id="id7" draw:id="id7" draw:layer="layout" svg:width="3.6cm" svg:height="1.057cm" svg:x="13.758cm" svg:y="13.97cm">
          <text:p text:style-name="P1"><text:span text:style-name="T2">File I/O</text:span></text:p>
          <draw:enhanced-geometry svg:viewBox="0 0 21600 21600" draw:type="rectangle" draw:enhanced-path="M 0 0 L 21600 0 21600 21600 0 21600 0 0 Z N"/>
        </draw:custom-shape>
        <draw:custom-shape draw:name="Rectangle 139" draw:style-name="gr1" draw:text-style-name="P2" draw:layer="layout" svg:width="3.494cm" svg:height="1.905cm" svg:x="13.335cm" svg:y="11.43cm">
          <text:p text:style-name="P1"><text:span text:style-name="T4">TabletServer Resource Manager</text:span></text:p>
          <draw:enhanced-geometry svg:viewBox="0 0 21600 21600" draw:type="rectangle" draw:enhanced-path="M 0 0 L 21600 0 21600 21600 0 21600 0 0 Z N"/>
        </draw:custom-shape>
        <draw:custom-shape draw:name="Rectangle 143" draw:style-name="gr19" draw:text-style-name="P2" draw:layer="layout" svg:width="6.455cm" svg:height="4.867cm" svg:x="11.748cm" svg:y="5.994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Rectangle 144" draw:style-name="gr1" draw:text-style-name="P2" draw:layer="layout" svg:width="2.645cm" svg:height="0.99cm" svg:x="13.653cm" svg:y="9.871cm">
          <text:p text:style-name="P1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name="Rectangle 138" draw:style-name="gr1" draw:text-style-name="P2" draw:layer="layout" svg:width="2.222cm" svg:height="1.202cm" svg:x="13.229cm" svg:y="7.543cm">
          <text:p text:style-name="P1"><text:span text:style-name="T4">In-Memory Map</text:span></text:p>
          <draw:enhanced-geometry svg:viewBox="0 0 21600 21600" draw:type="rectangle" draw:enhanced-path="M 0 0 L 21600 0 21600 21600 0 21600 0 0 Z N"/>
        </draw:custom-shape>
        <draw:custom-shape draw:name="Diamond 146" draw:style-name="gr21" draw:text-style-name="P2" xml:id="id14" draw:id="id14" draw:layer="layout" svg:width="1.692cm" svg:height="1.336cm" svg:x="11.748cm" svg:y="10.227cm">
          <text:p text:style-name="P1"><text:span text:style-name="T2">Min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47" draw:style-name="gr21" draw:text-style-name="P2" xml:id="id8" draw:id="id8" draw:layer="layout" svg:width="1.692cm" svg:height="1.514cm" svg:x="16.51cm" svg:y="10.16cm">
          <text:p text:style-name="P1"><text:span text:style-name="T2">Maj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48" draw:style-name="gr1" draw:text-style-name="P2" draw:layer="layout" svg:width="1.692cm" svg:height="0.778cm" svg:x="11.748cm" svg:y="5.994cm">
          <text:p text:style-name="P1"><text:span text:style-name="T5">Write</text:span></text:p>
          <draw:enhanced-geometry svg:viewBox="0 0 21600 21600" draw:type="rectangle" draw:enhanced-path="M 0 0 L 21600 0 21600 21600 0 21600 0 0 Z N"/>
        </draw:custom-shape>
        <draw:custom-shape draw:name="Rectangle 149" draw:style-name="gr1" draw:text-style-name="P2" draw:layer="layout" svg:width="1.692cm" svg:height="0.778cm" svg:x="16.51cm" svg:y="5.994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ustom-shape draw:name="Diamond 150" draw:style-name="gr21" draw:text-style-name="P2" draw:layer="layout" svg:width="1.692cm" svg:height="1.481cm" svg:x="16.404cm" svg:y="7.264cm">
          <text:p text:style-name="P1"><text:span text:style-name="T2">Iterator</text:span></text:p>
          <text:p text:style-name="P1"><text:span text:style-name="T2">T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51" draw:style-name="gr1" draw:text-style-name="P2" draw:layer="layout" svg:width="2.645cm" svg:height="1.057cm" svg:x="9.629cm" svg:y="13.97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name="Rectangle 162" draw:style-name="gr21" draw:text-style-name="P2" draw:layer="layout" svg:width="1.904cm" svg:height="0.768cm" svg:x="12.065cm" svg:y="4.311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name="Rectangle 164" draw:style-name="gr21" draw:text-style-name="P2" draw:layer="layout" svg:width="1.904cm" svg:height="0.768cm" svg:x="15.875cm" svg:y="4.349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onnector draw:name="Curved Connector 186" draw:style-name="gr4" draw:text-style-name="P3" draw:layer="layout" draw:type="curve" svg:x1="14.34cm" svg:y1="8.745cm" svg:x2="12.594cm" svg:y2="10.227cm" svg:d="m14340 8745c-1309 0-437 1482-1746 1482">
          <text:p/>
        </draw:connector>
        <draw:connector draw:name="Curved Connector 188" draw:style-name="gr4" draw:text-style-name="P3" draw:layer="layout" draw:type="curve" svg:x1="12.594cm" svg:y1="11.564cm" svg:x2="13.758cm" svg:y2="14.498cm" draw:end-shape="id7" svg:d="m12594 11564c489 0-93 2934 1164 2934">
          <text:p/>
        </draw:connector>
        <draw:connector draw:name="Curved Connector 191" draw:style-name="gr24" draw:text-style-name="P3" draw:layer="layout" draw:type="curve" svg:x1="17.356cm" svg:y1="11.674cm" svg:x2="15.558cm" svg:y2="13.97cm" draw:start-shape="id8" draw:start-glue-point="6" draw:end-shape="id7" svg:d="m17356 11674c0 1722-1798 574-1798 2296">
          <text:p/>
        </draw:connector>
        <draw:custom-shape draw:name="Rectangle 206" draw:style-name="gr21" draw:text-style-name="P2" draw:layer="layout" svg:width="1.743cm" svg:height="1.413cm" svg:x="9.074cm" svg:y="8.81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onnector draw:name="Shape 210" draw:style-name="gr4" draw:text-style-name="P3" draw:layer="layout" draw:type="curve" svg:x1="13.652cm" svg:y1="10.366cm" svg:x2="13.017cm" svg:y2="10.862cm" svg:d="m13652 10366c-475 0-158 496-635 496">
          <text:p/>
        </draw:connector>
        <draw:connector draw:name="Curved Connector 214" draw:style-name="gr4" draw:text-style-name="P3" draw:layer="layout" draw:type="curve" svg:x1="16.298cm" svg:y1="10.366cm" svg:x2="16.829cm" svg:y2="10.862cm" svg:d="m16298 10366c399 0 134 496 531 496">
          <text:p/>
        </draw:connector>
        <draw:connector draw:name="Curved Connector 55" draw:style-name="gr24" draw:text-style-name="P3" draw:layer="layout" draw:type="curve" svg:x1="14.975cm" svg:y1="10.862cm" svg:x2="15.135cm" svg:y2="11.708cm" svg:d="m14975 10862c0 634 160 212 160 846">
          <text:p/>
        </draw:connector>
        <draw:connector draw:name="Curved Connector 57" draw:style-name="gr24" draw:text-style-name="P3" xml:id="id10" draw:id="id10" draw:layer="layout" draw:type="curve" svg:x1="12.7cm" svg:y1="1.982cm" svg:x2="14.922cm" svg:y2="3.386cm" svg:d="m12700 1982c1666 0 556 1404 2222 1404">
          <text:p/>
        </draw:connector>
        <draw:connector draw:name="Curved Connector 59" draw:style-name="gr24" draw:text-style-name="P3" draw:layer="layout" draw:type="curve" svg:x1="5.715cm" svg:y1="6.349cm" svg:x2="7.196cm" svg:y2="6.706cm" svg:d="m5715 6349c1111 0 371 357 1481 357">
          <text:p/>
        </draw:connector>
        <draw:custom-shape draw:name="Diamond 62" draw:style-name="gr21" draw:text-style-name="P2" draw:layer="layout" svg:width="2.143cm" svg:height="2.26cm" svg:x="9.074cm" svg:y="5.994cm">
          <text:p text:style-name="P1"><text:span text:style-name="T5">Tablet</text:span></text:p>
          <text:p text:style-name="P1"><text:span text:style-name="T5">Loa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name="Straight Arrow Connector 65" draw:style-name="gr24" draw:text-style-name="P3" draw:layer="layout" draw:type="curve" svg:x1="8.255cm" svg:y1="6.706cm" svg:x2="9.074cm" svg:y2="7.124cm" svg:d="m8255 6706c615 0 206 418 819 418">
          <text:p/>
        </draw:connector>
        <draw:connector draw:name="Straight Arrow Connector 67" draw:style-name="gr24" draw:text-style-name="P3" draw:layer="layout" draw:type="curve" svg:x1="10.146cm" svg:y1="8.255cm" svg:x2="9.946cm" svg:y2="8.812cm" svg:d="m10146 8255c0 418-200 140-200 557">
          <text:p/>
        </draw:connector>
        <draw:connector draw:name="Curved Connector 50" draw:style-name="gr4" draw:text-style-name="P3" draw:layer="layout" draw:type="curve" svg:x1="3.28cm" svg:y1="10.795cm" svg:x2="12.7cm" svg:y2="1.982cm" draw:start-shape="id9" draw:start-glue-point="0" draw:end-shape="id10" draw:end-glue-point="2" svg:d="m3280 10795c0-5876 3140-8813 9420-8813">
          <text:p/>
        </draw:connector>
        <draw:connector draw:name="Curved Connector 53" draw:style-name="gr4" draw:text-style-name="P3" draw:layer="layout" draw:type="curve" draw:line-skew="2.645cm" svg:x1="14.922cm" svg:y1="1.135cm" svg:x2="19.049cm" svg:y2="17.356cm" draw:start-shape="id11" draw:start-glue-point="1" draw:end-shape="id12" draw:end-glue-point="1" svg:d="m14922 1135c10927 0 8864 16221 4127 16221">
          <text:p/>
        </draw:connector>
        <draw:connector draw:name="Curved Connector 58" draw:style-name="gr4" draw:text-style-name="P3" draw:layer="layout" draw:type="curve" draw:line-skew="6.242cm" svg:x1="14.922cm" svg:y1="1.135cm" svg:x2="13.755cm" svg:y2="17.356cm" draw:start-shape="id11" draw:start-glue-point="1" draw:end-shape="id13" svg:d="m14922 1135c10132 0 10716 16221-1167 16221">
          <text:p/>
        </draw:connector>
        <draw:connector draw:name="Curved Connector 63" draw:style-name="gr4" draw:text-style-name="P3" draw:layer="layout" draw:type="curve" svg:x1="12.594cm" svg:y1="11.564cm" svg:x2="10.951cm" svg:y2="13.97cm" svg:d="m12594 11564c0 1804-1643 602-1643 2406">
          <text:p/>
        </draw:connector>
        <draw:connector draw:name="Curved Connector 66" draw:style-name="gr4" draw:text-style-name="P3" draw:layer="layout" draw:type="curve" svg:x1="10.951cm" svg:y1="15.028cm" svg:x2="11.851cm" svg:y2="16.509cm" svg:d="m10951 15028c0 1111 900 371 900 1481">
          <text:p/>
        </draw:connector>
        <draw:connector draw:name="Shape 70" draw:style-name="gr4" draw:text-style-name="P3" draw:layer="layout" draw:type="curve" draw:line-skew="0.9cm" svg:x1="13.44cm" svg:y1="10.895cm" svg:x2="17.78cm" svg:y2="12.917cm" draw:start-shape="id14" draw:start-glue-point="7" draw:end-shape="id15" draw:end-glue-point="5" svg:d="m13440 10895c4605 0 2435 2022 4340 2022">
          <text:p/>
        </draw:connector>
        <draw:connector draw:name="Curved Connector 72" draw:style-name="gr4" draw:text-style-name="P3" draw:layer="layout" draw:type="curve" svg:x1="18.203cm" svg:y1="10.917cm" svg:x2="18.837cm" svg:y2="11.965cm" draw:end-shape="id15" draw:end-glue-point="4" svg:d="m18203 10917c0 388 634-135 634 1048">
          <text:p/>
        </draw:connector>
        <draw:custom-shape draw:name="Hexagon 73" draw:style-name="gr21" draw:text-style-name="P2" xml:id="id15" draw:id="id15" draw:layer="layout" svg:width="2.113cm" svg:height="1.904cm" svg:x="17.78cm" svg:y="11.965cm">
          <text:p text:style-name="P1"><text:span text:style-name="T2">Tablet</text:span></text:p>
          <text:p text:style-name="P1"><text:span text:style-name="T2">Metadata</text:span></text:p>
          <text:p text:style-name="P1"><text:span text:style-name="T2">Cache</text:span></text:p>
          <text:p text:style-name="P1"><text:span text:style-name="T7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name="Shape 79" draw:style-name="gr24" draw:text-style-name="P3" draw:layer="layout" draw:type="curve" draw:line-skew="0.89cm" svg:x1="18.836cm" svg:y1="13.869cm" svg:x2="3.28cm" svg:y2="12.487cm" draw:start-shape="id15" draw:end-shape="id9" draw:end-glue-point="2" svg:d="m18836 13869c0 2106-15556 2797-15556-1382">
          <text:p/>
        </draw:connector>
        <draw:connector draw:name="Curved Connector 81" draw:style-name="gr24" draw:text-style-name="P3" draw:layer="layout" draw:type="curve" svg:x1="19.893cm" svg:y1="12.917cm" svg:x2="17.78cm" svg:y2="4.339cm" draw:start-shape="id15" draw:start-glue-point="7" svg:d="m19893 12917c769 0 1826-8578-2113-8578">
          <text:p/>
        </draw:connector>
        <draw:connector draw:name="Curved Connector 103" draw:style-name="gr4" draw:text-style-name="P3" draw:layer="layout" draw:type="curve" draw:line-skew="-2.866cm" svg:x1="18.837cm" svg:y1="11.965cm" svg:x2="10.146cm" svg:y2="5.993cm" draw:start-shape="id15" draw:start-glue-point="4" svg:d="m18837 11965c0-9175-8691-6189-8691-5972">
          <text:p/>
        </draw:connector>
        <draw:custom-shape draw:name="Oval 108" draw:style-name="gr23" draw:text-style-name="P2" draw:layer="layout" svg:width="0.634cm" svg:height="0.634cm" svg:x="13.018cm" svg:y="9.207cm">
          <text:p text:style-name="P1"><text:span text:style-name="T4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1" draw:style-name="gr23" draw:text-style-name="P2" draw:layer="layout" svg:width="0.634cm" svg:height="0.634cm" svg:x="13.017cm" svg:y="10.049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2" draw:style-name="gr23" draw:text-style-name="P2" draw:layer="layout" svg:width="0.634cm" svg:height="0.634cm" svg:x="12.806cm" svg:y="12.383cm">
          <text:p text:style-name="P1"><text:span text:style-name="T4">2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3" draw:style-name="gr23" draw:text-style-name="P2" draw:layer="layout" svg:width="0.634cm" svg:height="0.634cm" svg:x="11.43cm" svg:y="12.383cm">
          <text:p text:style-name="P1"><text:span text:style-name="T4">2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4" draw:style-name="gr23" draw:text-style-name="P2" draw:layer="layout" svg:width="0.634cm" svg:height="0.634cm" svg:x="14.391cm" svg:y="11.04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5" draw:style-name="gr23" draw:text-style-name="P2" draw:layer="layout" svg:width="0.634cm" svg:height="0.634cm" svg:x="16.298cm" svg:y="9.948cm">
          <text:p text:style-name="P1"><text:span text:style-name="T4">3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6" draw:style-name="gr23" draw:text-style-name="P2" draw:layer="layout" svg:width="0.634cm" svg:height="0.634cm" svg:x="15.875cm" svg:y="11.007cm">
          <text:p text:style-name="P1"><text:span text:style-name="T4">2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7" draw:style-name="gr23" draw:text-style-name="P2" draw:layer="layout" svg:width="0.634cm" svg:height="0.634cm" svg:x="11.218cm" svg:y="5.08cm">
          <text:p text:style-name="P1"><text:span text:style-name="T4">1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8" draw:style-name="gr23" draw:text-style-name="P2" draw:layer="layout" svg:width="0.634cm" svg:height="0.634cm" svg:x="16.298cm" svg:y="12.912cm">
          <text:p text:style-name="P1"><text:span text:style-name="T4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9" draw:style-name="gr23" draw:text-style-name="P2" draw:layer="layout" svg:width="0.634cm" svg:height="0.634cm" svg:x="15.663cm" svg:y="15.663cm">
          <text:p text:style-name="P1"><text:span text:style-name="T4">3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0" draw:style-name="gr23" draw:text-style-name="P2" draw:layer="layout" svg:width="0.634cm" svg:height="0.634cm" svg:x="11.007cm" svg:y="15.028cm">
          <text:p text:style-name="P1"><text:span text:style-name="T4">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23" draw:text-style-name="P2" draw:layer="layout" svg:width="0.634cm" svg:height="0.634cm" svg:x="10.16cm" svg:y="8.255cm">
          <text:p text:style-name="P1"><text:span text:style-name="T4">1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23" draw:text-style-name="P2" draw:layer="layout" svg:width="0.634cm" svg:height="0.634cm" svg:x="8.255cm" svg:y="6.985cm">
          <text:p text:style-name="P1"><text:span text:style-name="T4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23" draw:text-style-name="P2" draw:layer="layout" svg:width="0.634cm" svg:height="0.634cm" svg:x="6.138cm" svg:y="6.562cm">
          <text:p text:style-name="P1"><text:span text:style-name="T4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23" draw:text-style-name="P2" draw:layer="layout" svg:width="0.634cm" svg:height="0.634cm" svg:x="7.408cm" svg:y="2.328cm">
          <text:p text:style-name="P1"><text:span text:style-name="T4">5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23" draw:text-style-name="P2" draw:layer="layout" svg:width="0.634cm" svg:height="0.634cm" svg:x="20.455cm" svg:y="9.237cm">
          <text:p text:style-name="P1"><text:span text:style-name="T4">6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23" draw:text-style-name="P2" draw:layer="layout" svg:width="0.634cm" svg:height="0.634cm" svg:x="13.335cm" svg:y="2.328cm">
          <text:p text:style-name="P1"><text:span text:style-name="T4">5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23" draw:text-style-name="P2" draw:layer="layout" svg:width="0.634cm" svg:height="0.634cm" svg:x="21.802cm" svg:y="11.43cm">
          <text:p text:style-name="P1"><text:span text:style-name="T4">5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23" draw:text-style-name="P2" draw:layer="layout" svg:width="0.634cm" svg:height="0.634cm" svg:x="22.125cm" svg:y="13.335cm">
          <text:p text:style-name="P1"><text:span text:style-name="T4">5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23" draw:text-style-name="P2" draw:layer="layout" svg:width="0.634cm" svg:height="0.634cm" svg:x="18.415cm" svg:y="10.795cm">
          <text:p text:style-name="P1"><text:span text:style-name="T4">3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urved Connector 53" draw:style-name="gr4" draw:text-style-name="P3" draw:layer="layout" draw:type="curve" draw:line-skew="1.988cm" svg:x1="16.403cm" svg:y1="1.272cm" svg:x2="15.559cm" svg:y2="17.493cm" svg:d="m16403 1272c3750 0 4172 16221-844 16221">
          <text:p/>
        </draw:connector>
        <draw:custom-shape draw:name="Oval 123" draw:style-name="gr23" draw:text-style-name="P2" draw:layer="layout" svg:width="0.634cm" svg:height="0.634cm" svg:x="5.081cm" svg:y="14.475cm">
          <text:p text:style-name="P1"><text:span text:style-name="T4">6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Rectangle 3" draw:style-name="gr1" draw:text-style-name="P2" draw:layer="layout" svg:width="4.867cm" svg:height="1.587cm" svg:x="4.445cm" svg:y="0.31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0.847cm" svg:y="5.50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2" draw:layer="layout" svg:width="12.911cm" svg:height="11.641cm" svg:x="7.197cm" svg:y="3.387cm">
          <text:p text:style-name="P4"><text:span text:style-name="T1">Tablet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16.084cm" svg:y="0.28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4.867cm" svg:height="1.692cm" svg:x="0.847cm" svg:y="10.795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14.391cm" svg:y="16.51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0.478cm" svg:y="0.289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9.946cm" svg:y="16.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503cm" svg:height="0.758cm" svg:x="21.65cm" svg:y="1.347cm">
          <text:p text:style-name="P4"><text:span text:style-name="T2">Read/Write Op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draw:custom-shape draw:name="Rectangle 109" draw:style-name="gr19" draw:text-style-name="P2" draw:layer="layout" svg:width="5.714cm" svg:height="1.692cm" svg:x="12.065cm" svg:y="3.387cm">
          <text:p text:style-name="P1"><text:span text:style-name="T3">TabletClientService</text:span></text:p>
          <draw:enhanced-geometry svg:viewBox="0 0 21600 21600" draw:type="rectangle" draw:enhanced-path="M 0 0 L 21600 0 21600 21600 0 21600 0 0 Z N"/>
        </draw:custom-shape>
        <draw:custom-shape draw:name="Rectangle 110" draw:style-name="gr20" draw:text-style-name="P2" draw:layer="layout" svg:width="4.155cm" svg:height="1.057cm" draw:transform="rotate (1.5707963267946) translate (7.197cm 8.89cm)">
          <text:p text:style-name="P1"><text:span text:style-name="T3">TabletMasterService</text:span></text:p>
          <draw:enhanced-geometry svg:viewBox="0 0 21600 21600" draw:type="rectangle" draw:enhanced-path="M 0 0 L 21600 0 21600 21600 0 21600 0 0 Z N"/>
        </draw:custom-shape>
        <draw:custom-shape draw:name="Rectangle 121" draw:style-name="gr20" draw:text-style-name="P2" draw:layer="layout" svg:width="3.943cm" svg:height="1.057cm" draw:transform="rotate (1.5707963267946) translate (7.197cm 13.469cm)">
          <text:p text:style-name="P1"><text:span text:style-name="T3">ZooCache</text:span></text:p>
          <draw:enhanced-geometry svg:viewBox="0 0 21600 21600" draw:type="rectangle" draw:enhanced-path="M 0 0 L 21600 0 21600 21600 0 21600 0 0 Z N"/>
        </draw:custom-shape>
        <draw:custom-shape draw:name="Rectangle 133" draw:style-name="gr1" draw:text-style-name="P2" draw:layer="layout" svg:width="3.6cm" svg:height="1.057cm" svg:x="13.758cm" svg:y="13.97cm">
          <text:p text:style-name="P1"><text:span text:style-name="T2">File I/O</text:span></text:p>
          <draw:enhanced-geometry svg:viewBox="0 0 21600 21600" draw:type="rectangle" draw:enhanced-path="M 0 0 L 21600 0 21600 21600 0 21600 0 0 Z N"/>
        </draw:custom-shape>
        <draw:custom-shape draw:name="Rectangle 139" draw:style-name="gr1" draw:text-style-name="P2" draw:layer="layout" svg:width="3.388cm" svg:height="1.626cm" svg:x="13.441cm" svg:y="11.709cm">
          <text:p text:style-name="P1"><text:span text:style-name="T4">TabletServer Resource Manager</text:span></text:p>
          <draw:enhanced-geometry svg:viewBox="0 0 21600 21600" draw:type="rectangle" draw:enhanced-path="M 0 0 L 21600 0 21600 21600 0 21600 0 0 Z N"/>
        </draw:custom-shape>
        <draw:custom-shape draw:name="Rectangle 143" draw:style-name="gr19" draw:text-style-name="P2" draw:layer="layout" svg:width="6.455cm" svg:height="4.867cm" svg:x="11.748cm" svg:y="5.994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Rectangle 144" draw:style-name="gr1" draw:text-style-name="P2" draw:layer="layout" svg:width="2.645cm" svg:height="0.99cm" svg:x="13.653cm" svg:y="9.871cm">
          <text:p text:style-name="P1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name="Rectangle 138" draw:style-name="gr1" draw:text-style-name="P2" draw:layer="layout" svg:width="2.222cm" svg:height="1.202cm" svg:x="13.229cm" svg:y="7.543cm">
          <text:p text:style-name="P1"><text:span text:style-name="T4">In-Memory Map</text:span></text:p>
          <draw:enhanced-geometry svg:viewBox="0 0 21600 21600" draw:type="rectangle" draw:enhanced-path="M 0 0 L 21600 0 21600 21600 0 21600 0 0 Z N"/>
        </draw:custom-shape>
        <draw:custom-shape draw:name="Diamond 146" draw:style-name="gr21" draw:text-style-name="P2" draw:layer="layout" svg:width="1.692cm" svg:height="1.336cm" svg:x="11.748cm" svg:y="10.227cm">
          <text:p text:style-name="P1"><text:span text:style-name="T2">Min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47" draw:style-name="gr21" draw:text-style-name="P2" draw:layer="layout" svg:width="1.692cm" svg:height="1.514cm" svg:x="16.51cm" svg:y="10.16cm">
          <text:p text:style-name="P1"><text:span text:style-name="T2">Maj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48" draw:style-name="gr1" draw:text-style-name="P2" draw:layer="layout" svg:width="1.692cm" svg:height="0.778cm" svg:x="11.748cm" svg:y="5.994cm">
          <text:p text:style-name="P1"><text:span text:style-name="T5">Write</text:span></text:p>
          <draw:enhanced-geometry svg:viewBox="0 0 21600 21600" draw:type="rectangle" draw:enhanced-path="M 0 0 L 21600 0 21600 21600 0 21600 0 0 Z N"/>
        </draw:custom-shape>
        <draw:custom-shape draw:name="Rectangle 149" draw:style-name="gr1" draw:text-style-name="P2" draw:layer="layout" svg:width="1.692cm" svg:height="0.778cm" svg:x="16.51cm" svg:y="5.994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ustom-shape draw:name="Diamond 150" draw:style-name="gr21" draw:text-style-name="P2" draw:layer="layout" svg:width="1.692cm" svg:height="1.481cm" svg:x="16.404cm" svg:y="7.264cm">
          <text:p text:style-name="P1"><text:span text:style-name="T2">Iterator</text:span></text:p>
          <text:p text:style-name="P1"><text:span text:style-name="T2">T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51" draw:style-name="gr1" draw:text-style-name="P2" draw:layer="layout" svg:width="2.645cm" svg:height="1.057cm" svg:x="9.629cm" svg:y="13.97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name="Rectangle 162" draw:style-name="gr21" draw:text-style-name="P2" draw:layer="layout" svg:width="1.904cm" svg:height="0.768cm" svg:x="12.065cm" svg:y="4.311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name="Rectangle 164" draw:style-name="gr21" draw:text-style-name="P2" draw:layer="layout" svg:width="1.904cm" svg:height="0.768cm" svg:x="15.875cm" svg:y="4.349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name="Rectangle 206" draw:style-name="gr21" draw:text-style-name="P2" draw:layer="layout" svg:width="1.743cm" svg:height="1.413cm" svg:x="9.074cm" svg:y="8.81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name="Diamond 39" draw:style-name="gr21" draw:text-style-name="P2" draw:layer="layout" svg:width="2.143cm" svg:height="2.26cm" svg:x="9.074cm" svg:y="5.994cm">
          <text:p text:style-name="P1"><text:span text:style-name="T5">Tablet</text:span></text:p>
          <text:p text:style-name="P1"><text:span text:style-name="T5">Loa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name="Curved Connector 41" draw:style-name="gr25" draw:text-style-name="P3" draw:layer="layout" draw:type="curve" svg:x1="10.146cm" svg:y1="5.993cm" svg:x2="19.893cm" svg:y2="13.017cm" draw:end-shape="id16" draw:end-glue-point="7" svg:d="m10146 5993c15390 0 10516 7024 9747 7024">
          <text:p/>
        </draw:connector>
        <draw:connector draw:name="Curved Connector 44" draw:style-name="gr8" draw:text-style-name="P3" draw:layer="layout" draw:type="curve" svg:x1="9.074cm" svg:y1="7.124cm" svg:x2="3.28cm" svg:y2="5.503cm" svg:d="m9074 7124c-4345 0-1449-1621-5794-1621">
          <text:p/>
        </draw:connector>
        <draw:connector draw:name="Curved Connector 47" draw:style-name="gr8" draw:text-style-name="P3" draw:layer="layout" draw:type="curve" svg:x1="3.28cm" svg:y1="7.196cm" svg:x2="11.851cm" svg:y2="16.509cm" svg:d="m3280 7196c0 6985 8571 2329 8571 9313">
          <text:p/>
        </draw:connector>
        <draw:connector draw:name="Shape 55" draw:style-name="gr8" draw:text-style-name="P3" draw:layer="layout" draw:type="curve" svg:x1="13.756cm" svg:y1="17.356cm" svg:x2="14.391cm" svg:y2="17.361cm" svg:d="m13756 17356c477 0 160 5 635 5">
          <text:p/>
        </draw:connector>
        <draw:connector draw:name="Curved Connector 60" draw:style-name="gr8" draw:text-style-name="P3" draw:layer="layout" draw:type="curve" svg:x1="16.72cm" svg:y1="16.509cm" svg:x2="10.146cm" svg:y2="8.255cm" svg:d="m16720 16509c0-6190-6574-2064-6574-8254">
          <text:p/>
        </draw:connector>
        <draw:connector draw:name="Curved Connector 63" draw:style-name="gr8" draw:text-style-name="P3" draw:layer="layout" draw:type="curve" svg:x1="11.218cm" svg:y1="7.124cm" svg:x2="13.229cm" svg:y2="8.254cm" svg:d="m11218 7124c1509 0 504 1130 2011 1130">
          <text:p/>
        </draw:connector>
        <draw:connector draw:name="Shape 66" draw:style-name="gr8" draw:text-style-name="P3" draw:layer="layout" draw:type="curve" svg:x1="11.218cm" svg:y1="7.124cm" svg:x2="12.594cm" svg:y2="10.227cm" svg:d="m11218 7124c0 2328 1376 777 1376 3103">
          <text:p/>
        </draw:connector>
        <draw:custom-shape draw:name="Hexagon 48" draw:style-name="gr21" draw:text-style-name="P2" xml:id="id16" draw:id="id16" draw:layer="layout" svg:width="2.113cm" svg:height="1.904cm" svg:x="17.78cm" svg:y="12.065cm">
          <text:p text:style-name="P1"><text:span text:style-name="T2">Tablet</text:span></text:p>
          <text:p text:style-name="P1"><text:span text:style-name="T2">Metadata</text:span></text:p>
          <text:p text:style-name="P1"><text:span text:style-name="T2">Cache</text:span></text:p>
          <text:p text:style-name="P1"><text:span text:style-name="T7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Rectangle 3" draw:style-name="gr1" draw:text-style-name="P2" draw:layer="layout" svg:width="4.867cm" svg:height="1.587cm" svg:x="4.445cm" svg:y="0.31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0.847cm" svg:y="5.50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2" draw:layer="layout" svg:width="12.911cm" svg:height="11.641cm" svg:x="7.197cm" svg:y="3.387cm">
          <text:p text:style-name="P4"><text:span text:style-name="T1">Tablet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xml:id="id17" draw:id="id17" draw:layer="layout" svg:width="3.809cm" svg:height="1.692cm" svg:x="16.084cm" svg:y="0.28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4.867cm" svg:height="1.692cm" svg:x="0.847cm" svg:y="10.795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14.391cm" svg:y="16.51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0.478cm" svg:y="0.289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9.946cm" svg:y="16.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503cm" svg:height="0.758cm" svg:x="21.65cm" svg:y="1.347cm">
          <text:p text:style-name="P4"><text:span text:style-name="T2">Read/Write Op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draw:custom-shape draw:name="Rectangle 109" draw:style-name="gr19" draw:text-style-name="P2" draw:layer="layout" svg:width="5.714cm" svg:height="1.692cm" svg:x="12.065cm" svg:y="3.387cm">
          <text:p text:style-name="P1"><text:span text:style-name="T3">TabletClientService</text:span></text:p>
          <draw:enhanced-geometry svg:viewBox="0 0 21600 21600" draw:type="rectangle" draw:enhanced-path="M 0 0 L 21600 0 21600 21600 0 21600 0 0 Z N"/>
        </draw:custom-shape>
        <draw:custom-shape draw:name="Rectangle 110" draw:style-name="gr20" draw:text-style-name="P2" draw:layer="layout" svg:width="4.155cm" svg:height="1.057cm" draw:transform="rotate (1.5707963267946) translate (7.197cm 8.89cm)">
          <text:p text:style-name="P1"><text:span text:style-name="T3">TabletMasterService</text:span></text:p>
          <draw:enhanced-geometry svg:viewBox="0 0 21600 21600" draw:type="rectangle" draw:enhanced-path="M 0 0 L 21600 0 21600 21600 0 21600 0 0 Z N"/>
        </draw:custom-shape>
        <draw:custom-shape draw:name="Rectangle 121" draw:style-name="gr20" draw:text-style-name="P2" draw:layer="layout" svg:width="3.943cm" svg:height="1.057cm" draw:transform="rotate (1.5707963267946) translate (7.197cm 13.469cm)">
          <text:p text:style-name="P1"><text:span text:style-name="T3">ZooCache</text:span></text:p>
          <draw:enhanced-geometry svg:viewBox="0 0 21600 21600" draw:type="rectangle" draw:enhanced-path="M 0 0 L 21600 0 21600 21600 0 21600 0 0 Z N"/>
        </draw:custom-shape>
        <draw:custom-shape draw:name="Rectangle 133" draw:style-name="gr1" draw:text-style-name="P2" draw:layer="layout" svg:width="3.6cm" svg:height="1.057cm" svg:x="13.758cm" svg:y="13.97cm">
          <text:p text:style-name="P1"><text:span text:style-name="T2">File I/O</text:span></text:p>
          <draw:enhanced-geometry svg:viewBox="0 0 21600 21600" draw:type="rectangle" draw:enhanced-path="M 0 0 L 21600 0 21600 21600 0 21600 0 0 Z N"/>
        </draw:custom-shape>
        <draw:custom-shape draw:name="Rectangle 139" draw:style-name="gr1" draw:text-style-name="P2" draw:layer="layout" svg:width="3.388cm" svg:height="1.626cm" svg:x="13.441cm" svg:y="11.709cm">
          <text:p text:style-name="P1"><text:span text:style-name="T4">TabletServer Resource Manager</text:span></text:p>
          <draw:enhanced-geometry svg:viewBox="0 0 21600 21600" draw:type="rectangle" draw:enhanced-path="M 0 0 L 21600 0 21600 21600 0 21600 0 0 Z N"/>
        </draw:custom-shape>
        <draw:custom-shape draw:name="Rectangle 143" draw:style-name="gr19" draw:text-style-name="P2" draw:layer="layout" svg:width="6.455cm" svg:height="4.867cm" svg:x="11.748cm" svg:y="5.994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Rectangle 144" draw:style-name="gr1" draw:text-style-name="P2" draw:layer="layout" svg:width="2.645cm" svg:height="0.99cm" svg:x="13.653cm" svg:y="9.871cm">
          <text:p text:style-name="P1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name="Rectangle 138" draw:style-name="gr1" draw:text-style-name="P2" draw:layer="layout" svg:width="2.222cm" svg:height="1.202cm" svg:x="13.229cm" svg:y="7.543cm">
          <text:p text:style-name="P1"><text:span text:style-name="T4">In-Memory Map</text:span></text:p>
          <draw:enhanced-geometry svg:viewBox="0 0 21600 21600" draw:type="rectangle" draw:enhanced-path="M 0 0 L 21600 0 21600 21600 0 21600 0 0 Z N"/>
        </draw:custom-shape>
        <draw:custom-shape draw:name="Diamond 146" draw:style-name="gr21" draw:text-style-name="P2" draw:layer="layout" svg:width="1.692cm" svg:height="1.336cm" svg:x="11.748cm" svg:y="10.227cm">
          <text:p text:style-name="P1"><text:span text:style-name="T2">Min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47" draw:style-name="gr21" draw:text-style-name="P2" draw:layer="layout" svg:width="1.692cm" svg:height="1.514cm" svg:x="16.51cm" svg:y="10.16cm">
          <text:p text:style-name="P1"><text:span text:style-name="T2">Maj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48" draw:style-name="gr1" draw:text-style-name="P2" draw:layer="layout" svg:width="1.692cm" svg:height="0.778cm" svg:x="11.748cm" svg:y="5.994cm">
          <text:p text:style-name="P1"><text:span text:style-name="T5">Write</text:span></text:p>
          <draw:enhanced-geometry svg:viewBox="0 0 21600 21600" draw:type="rectangle" draw:enhanced-path="M 0 0 L 21600 0 21600 21600 0 21600 0 0 Z N"/>
        </draw:custom-shape>
        <draw:custom-shape draw:name="Rectangle 149" draw:style-name="gr1" draw:text-style-name="P2" draw:layer="layout" svg:width="1.692cm" svg:height="0.778cm" svg:x="16.51cm" svg:y="5.994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ustom-shape draw:name="Diamond 150" draw:style-name="gr21" draw:text-style-name="P2" draw:layer="layout" svg:width="1.692cm" svg:height="1.481cm" svg:x="16.404cm" svg:y="7.264cm">
          <text:p text:style-name="P1"><text:span text:style-name="T2">Iterator</text:span></text:p>
          <text:p text:style-name="P1"><text:span text:style-name="T2">T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51" draw:style-name="gr1" draw:text-style-name="P2" draw:layer="layout" svg:width="2.645cm" svg:height="1.057cm" svg:x="9.629cm" svg:y="13.97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name="Rectangle 162" draw:style-name="gr21" draw:text-style-name="P2" draw:layer="layout" svg:width="1.904cm" svg:height="0.768cm" svg:x="12.065cm" svg:y="4.311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name="Rectangle 164" draw:style-name="gr21" draw:text-style-name="P2" draw:layer="layout" svg:width="1.904cm" svg:height="0.768cm" svg:x="15.875cm" svg:y="4.349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name="Rectangle 206" draw:style-name="gr21" draw:text-style-name="P2" draw:layer="layout" svg:width="1.743cm" svg:height="1.413cm" svg:x="9.074cm" svg:y="8.81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onnector draw:name="Curved Connector 48" draw:style-name="gr3" draw:text-style-name="P3" draw:layer="layout" draw:type="curve" svg:x1="3.283cm" svg:y1="7.198cm" svg:x2="3.278cm" svg:y2="10.797cm" svg:d="m3283 7198c0 2700-5 901-5 3599">
          <text:p/>
        </draw:connector>
        <draw:connector draw:name="Curved Connector 50" draw:style-name="gr3" draw:text-style-name="P3" draw:layer="layout" draw:type="curve" svg:x1="5.715cm" svg:y1="11.641cm" svg:x2="7.196cm" svg:y2="11.497cm" svg:d="m5715 11641c1111 0 371-144 1481-144">
          <text:p/>
        </draw:connector>
        <draw:connector draw:name="Curved Connector 52" draw:style-name="gr3" draw:text-style-name="P3" draw:layer="layout" draw:type="curve" svg:x1="8.255cm" svg:y1="11.497cm" svg:x2="11.747cm" svg:y2="10.895cm" svg:d="m8255 11497c2619 0 873-602 3492-602">
          <text:p/>
        </draw:connector>
        <draw:connector draw:name="Curved Connector 54" draw:style-name="gr3" draw:text-style-name="P3" draw:layer="layout" draw:type="curve" svg:x1="8.255cm" svg:y1="11.497cm" svg:x2="13.44cm" svg:y2="12.204cm" svg:d="m8255 11497c3889 0 1297 707 5185 707">
          <text:p/>
        </draw:connector>
        <draw:connector draw:name="Curved Connector 58" draw:style-name="gr3" draw:text-style-name="P3" draw:layer="layout" draw:type="curve" svg:x1="8.255cm" svg:y1="11.497cm" svg:x2="16.51cm" svg:y2="10.917cm" svg:d="m8255 11497c6192 0 2065-580 8255-580">
          <text:p/>
        </draw:connector>
        <draw:connector draw:name="Shape 66" draw:style-name="gr3" draw:text-style-name="P3" draw:layer="layout" draw:type="curve" svg:x1="8.255cm" svg:y1="11.497cm" svg:x2="9.628cm" svg:y2="14.499cm" svg:d="m8255 11497c0 2251 1373 751 1373 3002">
          <text:p/>
        </draw:connector>
        <draw:connector draw:name="Curved Connector 68" draw:style-name="gr3" draw:text-style-name="P3" draw:layer="layout" draw:type="curve" svg:x1="8.255cm" svg:y1="11.497cm" svg:x2="16.404cm" svg:y2="8.004cm" svg:d="m8255 11497c6112 0 2038-3493 8149-3493">
          <text:p/>
        </draw:connector>
        <draw:connector draw:name="Shape 73" draw:style-name="gr3" draw:text-style-name="P3" draw:layer="layout" draw:type="curve" draw:line-skew="-1.111cm" svg:x1="17.988cm" svg:y1="1.981cm" svg:x2="3.28cm" svg:y2="5.503cm" draw:start-shape="id17" draw:start-glue-point="2" svg:d="m17988 1981c0 1360-14708-400-14708 3522">
          <text:p/>
        </draw:connector>
        <draw:connector draw:name="Curved Connector 75" draw:style-name="gr3" draw:text-style-name="P3" draw:layer="layout" draw:type="curve" svg:x1="8.255cm" svg:y1="11.497cm" svg:x2="13.758cm" svg:y2="14.499cm" svg:d="m8255 11497c4128 0 1377 3002 5503 3002">
          <text:p/>
        </draw:connector>
        <draw:custom-shape draw:name="Diamond 80" draw:style-name="gr21" draw:text-style-name="P2" draw:layer="layout" svg:width="2.143cm" svg:height="2.26cm" svg:x="9.074cm" svg:y="5.994cm">
          <text:p text:style-name="P1"><text:span text:style-name="T5">Tablet</text:span></text:p>
          <text:p text:style-name="P1"><text:span text:style-name="T5">Loa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Hexagon 49" draw:style-name="gr21" draw:text-style-name="P2" draw:layer="layout" svg:width="2.113cm" svg:height="1.904cm" svg:x="17.78cm" svg:y="12.065cm">
          <text:p text:style-name="P1"><text:span text:style-name="T2">Tablet</text:span></text:p>
          <text:p text:style-name="P1"><text:span text:style-name="T2">Metadata</text:span></text:p>
          <text:p text:style-name="P1"><text:span text:style-name="T2">Cache</text:span></text:p>
          <text:p text:style-name="P1"><text:span text:style-name="T7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name="Curved Connector 53" draw:style-name="gr3" draw:text-style-name="P3" draw:layer="layout" draw:type="curve" svg:x1="5.715cm" svg:y1="6.349cm" svg:x2="7.196cm" svg:y2="6.706cm" svg:d="m5715 6349c1111 0 371 357 1481 357">
          <text:p/>
        </draw:connector>
        <draw:connector draw:name="Straight Arrow Connector 59" draw:style-name="gr3" draw:text-style-name="P3" draw:layer="layout" draw:type="curve" svg:x1="8.255cm" svg:y1="6.706cm" svg:x2="9.074cm" svg:y2="7.196cm" svg:d="m8255 6706c615 0 206 490 819 490">
          <text:p/>
        </draw:connector>
        <presentation:notes draw:style-name="dp2">
          <draw:page-thumbnail draw:style-name="gr15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Rectangle 3" draw:style-name="gr1" draw:text-style-name="P2" draw:layer="layout" svg:width="4.867cm" svg:height="1.587cm" svg:x="4.445cm" svg:y="0.318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2" draw:layer="layout" svg:width="4.867cm" svg:height="1.692cm" svg:x="0.847cm" svg:y="5.50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2" draw:layer="layout" svg:width="12.911cm" svg:height="11.641cm" svg:x="7.197cm" svg:y="3.387cm">
          <text:p text:style-name="P4"><text:span text:style-name="T1">TabletServer</text:span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3.809cm" svg:height="1.692cm" svg:x="16.084cm" svg:y="0.28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4.867cm" svg:height="1.692cm" svg:x="0.847cm" svg:y="10.795cm">
          <text:p text:style-name="P1"><text:span text:style-name="T1">Zookeeper</text:span></text:p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658cm" svg:height="1.692cm" svg:x="14.391cm" svg:y="16.51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2" draw:layer="layout" svg:width="4.444cm" svg:height="1.692cm" svg:x="10.478cm" svg:y="0.289cm">
          <text:p text:style-name="P1"><text:span text:style-name="T1">Garbage Collector</text:span></text:p>
          <draw:enhanced-geometry svg:viewBox="0 0 21600 21600" draw:type="rectangle" draw:enhanced-path="M 0 0 L 21600 0 21600 21600 0 21600 0 0 Z N"/>
        </draw:custom-shape>
        <draw:custom-shape draw:name="Rectangle 11" draw:style-name="gr1" draw:text-style-name="P2" draw:layer="layout" svg:width="3.809cm" svg:height="1.692cm" svg:x="9.946cm" svg:y="16.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line draw:name="Straight Connector 90" draw:style-name="gr9" draw:text-style-name="P3" draw:layer="layout" svg:x1="20.531cm" svg:y1="1.77cm" svg:x2="21.801cm" svg:y2="1.774cm">
          <text:p/>
        </draw:line>
        <draw:line draw:name="Straight Connector 91" draw:style-name="gr10" draw:text-style-name="P3" draw:layer="layout" svg:x1="20.531cm" svg:y1="2.405cm" svg:x2="21.801cm" svg:y2="2.409cm">
          <text:p/>
        </draw:line>
        <draw:line draw:name="Straight Connector 92" draw:style-name="gr11" draw:text-style-name="P3" draw:layer="layout" svg:x1="20.531cm" svg:y1="3.036cm" svg:x2="21.801cm" svg:y2="3.04cm">
          <text:p/>
        </draw:line>
        <draw:line draw:name="Straight Connector 93" draw:style-name="gr12" draw:text-style-name="P3" draw:layer="layout" svg:x1="20.531cm" svg:y1="3.671cm" svg:x2="21.801cm" svg:y2="3.675cm">
          <text:p/>
        </draw:line>
        <draw:custom-shape draw:name="TextBox 94" draw:style-name="gr13" draw:text-style-name="P2" draw:layer="layout" svg:width="2.923cm" svg:height="0.758cm" svg:x="21.695cm" svg:y="1.982cm">
          <text:p text:style-name="P4"><text:span text:style-name="T2">Maintenance</text:span></text:p>
          <draw:enhanced-geometry svg:viewBox="0 0 21600 21600" draw:type="rectangle" draw:enhanced-path="M 0 0 L 21600 0 21600 21600 0 21600 0 0 Z N"/>
        </draw:custom-shape>
        <draw:custom-shape draw:name="TextBox 95" draw:style-name="gr13" draw:text-style-name="P2" draw:layer="layout" svg:width="3.503cm" svg:height="0.758cm" svg:x="21.65cm" svg:y="1.347cm">
          <text:p text:style-name="P4"><text:span text:style-name="T2">Read/Write Ops</text:span></text:p>
          <draw:enhanced-geometry svg:viewBox="0 0 21600 21600" draw:type="rectangle" draw:enhanced-path="M 0 0 L 21600 0 21600 21600 0 21600 0 0 Z N"/>
        </draw:custom-shape>
        <draw:custom-shape draw:name="TextBox 96" draw:style-name="gr13" draw:text-style-name="P2" draw:layer="layout" svg:width="2.288cm" svg:height="0.758cm" svg:x="21.67cm" svg:y="2.617cm">
          <text:p text:style-name="P4"><text:span text:style-name="T2">Recovery</text:span></text:p>
          <draw:enhanced-geometry svg:viewBox="0 0 21600 21600" draw:type="rectangle" draw:enhanced-path="M 0 0 L 21600 0 21600 21600 0 21600 0 0 Z N"/>
        </draw:custom-shape>
        <draw:custom-shape draw:name="TextBox 97" draw:style-name="gr13" draw:text-style-name="P2" draw:layer="layout" svg:width="3.017cm" svg:height="0.758cm" svg:x="21.684cm" svg:y="3.252cm">
          <text:p text:style-name="P4"><text:span text:style-name="T2">Configuration</text:span></text:p>
          <draw:enhanced-geometry svg:viewBox="0 0 21600 21600" draw:type="rectangle" draw:enhanced-path="M 0 0 L 21600 0 21600 21600 0 21600 0 0 Z N"/>
        </draw:custom-shape>
        <draw:line draw:name="Straight Connector 98" draw:style-name="gr14" draw:text-style-name="P3" draw:layer="layout" svg:x1="20.531cm" svg:y1="4.306cm" svg:x2="21.801cm" svg:y2="4.31cm">
          <text:p/>
        </draw:line>
        <draw:custom-shape draw:name="TextBox 99" draw:style-name="gr13" draw:text-style-name="P2" draw:layer="layout" svg:width="2.479cm" svg:height="0.758cm" svg:x="21.748cm" svg:y="3.887cm">
          <text:p text:style-name="P4"><text:span text:style-name="T2">Monitoring</text:span></text:p>
          <draw:enhanced-geometry svg:viewBox="0 0 21600 21600" draw:type="rectangle" draw:enhanced-path="M 0 0 L 21600 0 21600 21600 0 21600 0 0 Z N"/>
        </draw:custom-shape>
        <draw:custom-shape draw:name="Rectangle 109" draw:style-name="gr19" draw:text-style-name="P2" draw:layer="layout" svg:width="5.714cm" svg:height="1.692cm" svg:x="12.065cm" svg:y="3.387cm">
          <text:p text:style-name="P1"><text:span text:style-name="T3">TabletClientService</text:span></text:p>
          <draw:enhanced-geometry svg:viewBox="0 0 21600 21600" draw:type="rectangle" draw:enhanced-path="M 0 0 L 21600 0 21600 21600 0 21600 0 0 Z N"/>
        </draw:custom-shape>
        <draw:custom-shape draw:name="Rectangle 110" draw:style-name="gr20" draw:text-style-name="P2" draw:layer="layout" svg:width="4.155cm" svg:height="1.057cm" draw:transform="rotate (1.5707963267946) translate (7.197cm 8.89cm)">
          <text:p text:style-name="P1"><text:span text:style-name="T3">TabletMasterService</text:span></text:p>
          <draw:enhanced-geometry svg:viewBox="0 0 21600 21600" draw:type="rectangle" draw:enhanced-path="M 0 0 L 21600 0 21600 21600 0 21600 0 0 Z N"/>
        </draw:custom-shape>
        <draw:custom-shape draw:name="Rectangle 121" draw:style-name="gr20" draw:text-style-name="P2" draw:layer="layout" svg:width="3.943cm" svg:height="1.057cm" draw:transform="rotate (1.5707963267946) translate (7.197cm 13.469cm)">
          <text:p text:style-name="P1"><text:span text:style-name="T3">ZooCache</text:span></text:p>
          <draw:enhanced-geometry svg:viewBox="0 0 21600 21600" draw:type="rectangle" draw:enhanced-path="M 0 0 L 21600 0 21600 21600 0 21600 0 0 Z N"/>
        </draw:custom-shape>
        <draw:custom-shape draw:name="Rectangle 133" draw:style-name="gr1" draw:text-style-name="P2" draw:layer="layout" svg:width="3.6cm" svg:height="1.057cm" svg:x="13.758cm" svg:y="13.97cm">
          <text:p text:style-name="P1"><text:span text:style-name="T2">File I/O</text:span></text:p>
          <draw:enhanced-geometry svg:viewBox="0 0 21600 21600" draw:type="rectangle" draw:enhanced-path="M 0 0 L 21600 0 21600 21600 0 21600 0 0 Z N"/>
        </draw:custom-shape>
        <draw:custom-shape draw:name="Rectangle 139" draw:style-name="gr1" draw:text-style-name="P2" draw:layer="layout" svg:width="3.388cm" svg:height="1.626cm" svg:x="13.441cm" svg:y="11.709cm">
          <text:p text:style-name="P1"><text:span text:style-name="T4">TabletServer Resource Manager</text:span></text:p>
          <draw:enhanced-geometry svg:viewBox="0 0 21600 21600" draw:type="rectangle" draw:enhanced-path="M 0 0 L 21600 0 21600 21600 0 21600 0 0 Z N"/>
        </draw:custom-shape>
        <draw:custom-shape draw:name="Rectangle 143" draw:style-name="gr19" draw:text-style-name="P2" draw:layer="layout" svg:width="6.455cm" svg:height="4.867cm" svg:x="11.748cm" svg:y="5.994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Rectangle 144" draw:style-name="gr1" draw:text-style-name="P2" draw:layer="layout" svg:width="2.645cm" svg:height="0.99cm" svg:x="13.653cm" svg:y="9.871cm">
          <text:p text:style-name="P1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name="Rectangle 138" draw:style-name="gr1" draw:text-style-name="P2" draw:layer="layout" svg:width="2.222cm" svg:height="1.202cm" svg:x="13.229cm" svg:y="7.543cm">
          <text:p text:style-name="P1"><text:span text:style-name="T4">In-Memory Map</text:span></text:p>
          <draw:enhanced-geometry svg:viewBox="0 0 21600 21600" draw:type="rectangle" draw:enhanced-path="M 0 0 L 21600 0 21600 21600 0 21600 0 0 Z N"/>
        </draw:custom-shape>
        <draw:custom-shape draw:name="Diamond 146" draw:style-name="gr21" draw:text-style-name="P2" draw:layer="layout" svg:width="1.692cm" svg:height="1.336cm" svg:x="11.748cm" svg:y="10.227cm">
          <text:p text:style-name="P1"><text:span text:style-name="T2">Min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iamond 147" draw:style-name="gr21" draw:text-style-name="P2" draw:layer="layout" svg:width="1.692cm" svg:height="1.514cm" svg:x="16.51cm" svg:y="10.16cm">
          <text:p text:style-name="P1"><text:span text:style-name="T2">Maj. 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48" draw:style-name="gr1" draw:text-style-name="P2" draw:layer="layout" svg:width="1.692cm" svg:height="0.778cm" svg:x="11.748cm" svg:y="5.994cm">
          <text:p text:style-name="P1"><text:span text:style-name="T5">Write</text:span></text:p>
          <draw:enhanced-geometry svg:viewBox="0 0 21600 21600" draw:type="rectangle" draw:enhanced-path="M 0 0 L 21600 0 21600 21600 0 21600 0 0 Z N"/>
        </draw:custom-shape>
        <draw:custom-shape draw:name="Rectangle 149" draw:style-name="gr1" draw:text-style-name="P2" draw:layer="layout" svg:width="1.692cm" svg:height="0.778cm" svg:x="16.51cm" svg:y="5.994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ustom-shape draw:name="Diamond 150" draw:style-name="gr21" draw:text-style-name="P2" draw:layer="layout" svg:width="1.692cm" svg:height="1.481cm" svg:x="16.404cm" svg:y="7.264cm">
          <text:p text:style-name="P1"><text:span text:style-name="T2">Iterator</text:span></text:p>
          <text:p text:style-name="P1"><text:span text:style-name="T2">Tr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51" draw:style-name="gr1" draw:text-style-name="P2" draw:layer="layout" svg:width="2.645cm" svg:height="1.057cm" svg:x="9.629cm" svg:y="13.97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name="Rectangle 162" draw:style-name="gr21" draw:text-style-name="P2" draw:layer="layout" svg:width="1.904cm" svg:height="0.768cm" svg:x="12.065cm" svg:y="4.311cm"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ustom-shape draw:name="Rectangle 164" draw:style-name="gr21" draw:text-style-name="P2" draw:layer="layout" svg:width="1.904cm" svg:height="0.768cm" svg:x="15.875cm" svg:y="4.349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name="Rectangle 206" draw:style-name="gr21" draw:text-style-name="P2" draw:layer="layout" svg:width="1.743cm" svg:height="1.413cm" svg:x="9.074cm" svg:y="8.81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onnector draw:name="Curved Connector 48" draw:style-name="gr26" draw:text-style-name="P3" draw:layer="layout" draw:type="curve" svg:x1="6.879cm" svg:y1="1.904cm" svg:x2="16.827cm" svg:y2="4.349cm" svg:d="m6879 1904c7461 0 2487 2445 9948 2445">
          <text:p/>
        </draw:connector>
        <draw:connector draw:name="Curved Connector 50" draw:style-name="gr26" draw:text-style-name="P3" draw:layer="layout" draw:type="curve" svg:x1="6.879cm" svg:y1="1.904cm" svg:x2="3.28cm" svg:y2="5.503cm" svg:d="m6879 1904c0 2700-3599 901-3599 3599">
          <text:p/>
        </draw:connector>
        <draw:custom-shape draw:name="Diamond 51" draw:style-name="gr21" draw:text-style-name="P2" draw:layer="layout" svg:width="2.143cm" svg:height="2.26cm" svg:x="9.074cm" svg:y="5.994cm">
          <text:p text:style-name="P1"><text:span text:style-name="T5">Tablet</text:span></text:p>
          <text:p text:style-name="P1"><text:span text:style-name="T5">Loa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Hexagon 40" draw:style-name="gr21" draw:text-style-name="P2" draw:layer="layout" svg:width="2.113cm" svg:height="1.904cm" svg:x="17.78cm" svg:y="12.065cm">
          <text:p text:style-name="P1"><text:span text:style-name="T2">Tablet</text:span></text:p>
          <text:p text:style-name="P1"><text:span text:style-name="T2">Metadata</text:span></text:p>
          <text:p text:style-name="P1"><text:span text:style-name="T2">Cache</text:span></text:p>
          <text:p text:style-name="P1"><text:span text:style-name="T7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Rectangle 5" draw:style-name="gr27" draw:text-style-name="P2" draw:layer="layout" svg:width="9.484cm" svg:height="2.962cm" svg:x="9.525cm" svg:y="13.758cm">
          <text:p text:style-name="P1"><text:span text:style-name="T8">Table: “Encyclopedia”</text:span></text:p>
          <draw:enhanced-geometry svg:viewBox="0 0 21600 21600" draw:type="rectangle" draw:enhanced-path="M 0 0 L 21600 0 21600 21600 0 21600 0 0 Z N"/>
        </draw:custom-shape>
        <draw:custom-shape draw:name="Rectangle 6" draw:style-name="gr27" draw:text-style-name="P2" draw:layer="layout" svg:width="3.002cm" svg:height="1.803cm" svg:x="9.737cm" svg:y="14.817cm">
          <text:p text:style-name="P1"><text:span text:style-name="T9">Tablet</text:span></text:p>
          <text:p text:style-name="P1"><text:span text:style-name="T9">∞ </text:span><text:span text:style-name="T9">- “Hippo”</text:span></text:p>
          <draw:enhanced-geometry svg:viewBox="0 0 21600 21600" draw:type="rectangle" draw:enhanced-path="M 0 0 L 21600 0 21600 21600 0 21600 0 0 Z N"/>
        </draw:custom-shape>
        <draw:custom-shape draw:name="Rectangle 7" draw:style-name="gr27" draw:text-style-name="P2" draw:layer="layout" svg:width="3.09cm" svg:height="1.803cm" svg:x="12.784cm" svg:y="14.817cm">
          <text:p text:style-name="P1"><text:span text:style-name="T9">Tablet</text:span></text:p>
          <text:p text:style-name="P1"><text:span text:style-name="T9">“</text:span><text:span text:style-name="T9">Hippo” - “Ocelot”</text:span></text:p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2" draw:layer="layout" svg:width="3.002cm" svg:height="1.803cm" svg:x="15.835cm" svg:y="14.817cm">
          <text:p text:style-name="P1"><text:span text:style-name="T9">Tablet</text:span></text:p>
          <text:p text:style-name="P1"><text:span text:style-name="T9">“</text:span><text:span text:style-name="T9">Ocelot” - ∞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" draw:layer="layout" svg:width="6.561cm" svg:height="2.962cm" svg:x="2.752cm" svg:y="13.758cm">
          <text:p text:style-name="P1"><text:span text:style-name="T8">Table: “Adam’s Table”</text:span></text:p>
          <draw:enhanced-geometry svg:viewBox="0 0 21600 21600" draw:type="rectangle" draw:enhanced-path="M 0 0 L 21600 0 21600 21600 0 21600 0 0 Z N"/>
        </draw:custom-shape>
        <draw:custom-shape draw:name="Rectangle 6" draw:style-name="gr27" draw:text-style-name="P2" draw:layer="layout" svg:width="3.002cm" svg:height="1.803cm" svg:x="2.963cm" svg:y="14.817cm">
          <text:p text:style-name="P1"><text:span text:style-name="T9">Tablet</text:span></text:p>
          <text:p text:style-name="P1"><text:span text:style-name="T9">∞ </text:span><text:span text:style-name="T9">- “Things”</text:span></text:p>
          <draw:enhanced-geometry svg:viewBox="0 0 21600 21600" draw:type="rectangle" draw:enhanced-path="M 0 0 L 21600 0 21600 21600 0 21600 0 0 Z N"/>
        </draw:custom-shape>
        <draw:custom-shape draw:name="Rectangle 7" draw:style-name="gr27" draw:text-style-name="P2" draw:layer="layout" svg:width="3.09cm" svg:height="1.803cm" svg:x="6.01cm" svg:y="14.817cm">
          <text:p text:style-name="P1"><text:span text:style-name="T9">Tablet</text:span></text:p>
          <text:p text:style-name="P1"><text:span text:style-name="T9">“</text:span><text:span text:style-name="T9">Things” - ∞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" draw:layer="layout" svg:width="3.386cm" svg:height="2.962cm" svg:x="19.262cm" svg:y="13.758cm">
          <text:p text:style-name="P1"><text:span text:style-name="T8">Table: “Foo”</text:span></text:p>
          <draw:enhanced-geometry svg:viewBox="0 0 21600 21600" draw:type="rectangle" draw:enhanced-path="M 0 0 L 21600 0 21600 21600 0 21600 0 0 Z N"/>
        </draw:custom-shape>
        <draw:custom-shape draw:name="Rectangle 6" draw:style-name="gr27" draw:text-style-name="P2" draw:layer="layout" svg:width="3.002cm" svg:height="1.803cm" svg:x="19.434cm" svg:y="14.817cm">
          <text:p text:style-name="P1"><text:span text:style-name="T9">Tablet</text:span></text:p>
          <text:p text:style-name="P1"><text:span text:style-name="T9">∞ </text:span><text:span text:style-name="T9">- ∞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" draw:layer="layout" svg:width="8.889cm" svg:height="3.386cm" svg:x="8.678cm" svg:y="8.678cm">
          <text:p text:style-name="P1"><text:span text:style-name="T8">Metadata Tablets</text:span></text:p>
          <draw:enhanced-geometry svg:viewBox="0 0 21600 21600" draw:type="rectangle" draw:enhanced-path="M 0 0 L 21600 0 21600 21600 0 21600 0 0 Z N"/>
        </draw:custom-shape>
        <draw:custom-shape draw:name="Rectangle 6" draw:style-name="gr27" draw:text-style-name="P2" draw:layer="layout" svg:width="4.06cm" svg:height="2.116cm" svg:x="8.89cm" svg:y="9.737cm">
          <text:p text:style-name="P1"><text:span text:style-name="T9">Tablet</text:span></text:p>
          <text:p text:style-name="P1"><text:span text:style-name="T10">∞ <text:s/></text:span><text:span text:style-name="T10">- </text:span></text:p>
          <text:p text:style-name="P1"><text:span text:style-name="T10">“</text:span><text:span text:style-name="T10">Encyclopedia: Ocelot”</text:span></text:p>
          <draw:enhanced-geometry svg:viewBox="0 0 21600 21600" draw:type="rectangle" draw:enhanced-path="M 0 0 L 21600 0 21600 21600 0 21600 0 0 Z N"/>
        </draw:custom-shape>
        <draw:custom-shape draw:name="Rectangle 7" draw:style-name="gr27" draw:text-style-name="P2" draw:layer="layout" svg:width="4.179cm" svg:height="2.116cm" svg:x="13.176cm" svg:y="9.737cm">
          <text:p text:style-name="P1"><text:span text:style-name="T9">Tablet</text:span></text:p>
          <text:p text:style-name="P1"><text:span text:style-name="T10">“</text:span><text:span text:style-name="T10">Encyclopedia: Ocelot” - ∞</text:span></text:p>
          <draw:enhanced-geometry svg:viewBox="0 0 21600 21600" draw:type="rectangle" draw:enhanced-path="M 0 0 L 21600 0 21600 21600 0 21600 0 0 Z N"/>
        </draw:custom-shape>
        <draw:custom-shape draw:name="Rectangle 5" draw:style-name="gr27" draw:text-style-name="P2" draw:layer="layout" svg:width="4.345cm" svg:height="2.751cm" svg:x="10.921cm" svg:y="4.657cm">
          <text:p text:style-name="P1"><text:span text:style-name="T8">Root Tablet</text:span></text:p>
          <draw:enhanced-geometry svg:viewBox="0 0 21600 21600" draw:type="rectangle" draw:enhanced-path="M 0 0 L 21600 0 21600 21600 0 21600 0 0 Z N"/>
        </draw:custom-shape>
        <draw:custom-shape draw:name="Rectangle 6" draw:style-name="gr27" draw:text-style-name="P2" draw:layer="layout" svg:width="3.809cm" svg:height="1.379cm" svg:x="11.218cm" svg:y="5.715cm">
          <text:p text:style-name="P1"><text:span text:style-name="T9">Tablet</text:span></text:p>
          <text:p text:style-name="P1"><text:span text:style-name="T9">∞ </text:span><text:span text:style-name="T9">- ∞</text:span></text:p>
          <draw:enhanced-geometry svg:viewBox="0 0 21600 21600" draw:type="rectangle" draw:enhanced-path="M 0 0 L 21600 0 21600 21600 0 21600 0 0 Z N"/>
        </draw:custom-shape>
        <draw:connector draw:name="Curved Connector 23" draw:style-name="gr28" draw:text-style-name="P3" draw:layer="layout" draw:type="curve" svg:x1="13.123cm" svg:y1="7.095cm" svg:x2="10.92cm" svg:y2="9.736cm" svg:d="m13123 7095c0 1981-2203 661-2203 2641">
          <text:p/>
        </draw:connector>
        <draw:connector draw:name="Curved Connector 25" draw:style-name="gr28" draw:text-style-name="P3" draw:layer="layout" draw:type="curve" svg:x1="13.123cm" svg:y1="7.095cm" svg:x2="15.266cm" svg:y2="9.736cm" svg:d="m13123 7095c0 1981 2143 661 2143 2641">
          <text:p/>
        </draw:connector>
        <draw:connector draw:name="Curved Connector 27" draw:style-name="gr28" draw:text-style-name="P3" draw:layer="layout" draw:type="curve" svg:x1="10.92cm" svg:y1="11.853cm" svg:x2="4.464cm" svg:y2="14.816cm" svg:d="m10920 11853c-4842 0-1614 2963-6456 2963">
          <text:p/>
        </draw:connector>
        <draw:connector draw:name="Curved Connector 29" draw:style-name="gr28" draw:text-style-name="P3" draw:layer="layout" draw:type="curve" svg:x1="10.92cm" svg:y1="11.853cm" svg:x2="7.556cm" svg:y2="14.816cm" svg:d="m10920 11853c-2523 0-841 2963-3364 2963">
          <text:p/>
        </draw:connector>
        <draw:connector draw:name="Curved Connector 31" draw:style-name="gr28" draw:text-style-name="P3" draw:layer="layout" draw:type="curve" svg:x1="10.92cm" svg:y1="11.853cm" svg:x2="11.238cm" svg:y2="14.816cm" svg:d="m10920 11853c0 2223 318 742 318 2963">
          <text:p/>
        </draw:connector>
        <draw:connector draw:name="Curved Connector 33" draw:style-name="gr28" draw:text-style-name="P3" draw:layer="layout" draw:type="curve" svg:x1="10.92cm" svg:y1="11.853cm" svg:x2="14.329cm" svg:y2="14.816cm" svg:d="m10920 11853c2557 0 853 2963 3409 2963">
          <text:p/>
        </draw:connector>
        <draw:connector draw:name="Curved Connector 35" draw:style-name="gr28" draw:text-style-name="P3" draw:layer="layout" draw:type="curve" svg:x1="15.266cm" svg:y1="11.853cm" svg:x2="17.336cm" svg:y2="14.816cm" svg:d="m15266 11853c0 2223 2070 742 2070 2963">
          <text:p/>
        </draw:connector>
        <draw:connector draw:name="Curved Connector 37" draw:style-name="gr28" draw:text-style-name="P3" draw:layer="layout" draw:type="curve" svg:x1="15.266cm" svg:y1="11.853cm" svg:x2="20.935cm" svg:y2="14.816cm" svg:d="m15266 11853c4252 0 1418 2963 5669 2963">
          <text:p/>
        </draw:connector>
        <draw:connector draw:name="Shape 47" draw:style-name="gr28" draw:text-style-name="P3" draw:layer="layout" draw:type="curve" svg:x1="10.583cm" svg:y1="3.64cm" svg:x2="13.123cm" svg:y2="5.715cm" svg:d="m10583 3640c1905 0 635 2075 2540 2075">
          <text:p/>
        </draw:connector>
        <draw:custom-shape draw:name="Rectangle 49" draw:style-name="gr29" draw:text-style-name="P2" draw:layer="layout" svg:width="5.714cm" svg:height="1.776cm" svg:x="4.868cm" svg:y="2.752cm">
          <text:p text:style-name="P1"><text:span text:style-name="T11">Well-known Location</text:span></text:p>
          <text:p text:style-name="P1"><text:span text:style-name="T11">(Zookeeper -or- Mas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g draw:name="Group 6">
          <draw:custom-shape draw:name="Rectangle 2" draw:style-name="gr17" draw:text-style-name="P2" draw:layer="layout" svg:width="4.021cm" svg:height="3.809cm" svg:x="12.277cm" svg:y="4.411cm">
            <text:p text:style-name="P8"><text:span text:style-name="T12">Tablet Server</text:span></text:p>
            <draw:enhanced-geometry svg:viewBox="0 0 21600 21600" draw:type="rectangle" draw:enhanced-path="M 0 0 L 21600 0 21600 21600 0 21600 0 0 Z N"/>
          </draw:custom-shape>
          <draw:custom-shape draw:name="Rectangle 3" draw:style-name="gr30" draw:text-style-name="P2" draw:layer="layout" svg:width="2.116cm" svg:height="1.693cm" svg:x="12.7cm" svg:y="5.258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30" draw:text-style-name="P2" draw:layer="layout" svg:width="2.116cm" svg:height="1.693cm" svg:x="13.123cm" svg:y="5.682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31" draw:text-style-name="P2" draw:layer="layout" svg:width="2.116cm" svg:height="1.693cm" svg:x="13.547cm" svg:y="6.105cm">
            <text:p text:style-name="P8"><text:span text:style-name="T12">Tablet</text:span></text:p>
            <draw:enhanced-geometry svg:viewBox="0 0 21600 21600" draw:type="rectangle" draw:enhanced-path="M 0 0 L 21600 0 21600 21600 0 21600 0 0 Z N"/>
          </draw:custom-shape>
        </draw:g>
        <draw:g draw:name="Group 7" xml:id="id19" draw:id="id19">
          <draw:custom-shape draw:name="Rectangle 39" draw:style-name="gr17" draw:text-style-name="P2" draw:layer="layout" svg:width="4.021cm" svg:height="3.809cm" svg:x="12.277cm" svg:y="8.222cm">
            <text:p text:style-name="P8"><text:span text:style-name="T12">Tablet Server</text:span></text:p>
            <draw:enhanced-geometry svg:viewBox="0 0 21600 21600" draw:type="rectangle" draw:enhanced-path="M 0 0 L 21600 0 21600 21600 0 21600 0 0 Z N"/>
          </draw:custom-shape>
          <draw:custom-shape draw:name="Rectangle 40" draw:style-name="gr30" draw:text-style-name="P2" draw:layer="layout" svg:width="2.116cm" svg:height="1.693cm" svg:x="12.7cm" svg:y="9.06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30" draw:text-style-name="P2" draw:layer="layout" svg:width="2.116cm" svg:height="1.693cm" svg:x="13.123cm" svg:y="9.492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31" draw:text-style-name="P2" draw:layer="layout" svg:width="2.116cm" svg:height="1.693cm" svg:x="13.547cm" svg:y="9.915cm">
            <text:p text:style-name="P8"><text:span text:style-name="T12">Tablet</text:span></text:p>
            <draw:enhanced-geometry svg:viewBox="0 0 21600 21600" draw:type="rectangle" draw:enhanced-path="M 0 0 L 21600 0 21600 21600 0 21600 0 0 Z N"/>
          </draw:custom-shape>
        </draw:g>
        <draw:g draw:name="Group 12" xml:id="id21" draw:id="id21">
          <draw:custom-shape draw:name="Rectangle 35" draw:style-name="gr17" draw:text-style-name="P2" draw:layer="layout" svg:width="4.021cm" svg:height="3.809cm" svg:x="12.277cm" svg:y="12.032cm">
            <text:p text:style-name="P8"><text:span text:style-name="T12">Tablet Server</text:span></text:p>
            <draw:enhanced-geometry svg:viewBox="0 0 21600 21600" draw:type="rectangle" draw:enhanced-path="M 0 0 L 21600 0 21600 21600 0 21600 0 0 Z N"/>
          </draw:custom-shape>
          <draw:custom-shape draw:name="Rectangle 36" draw:style-name="gr30" draw:text-style-name="P2" draw:layer="layout" svg:width="2.116cm" svg:height="1.693cm" svg:x="12.7cm" svg:y="12.879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30" draw:text-style-name="P2" draw:layer="layout" svg:width="2.116cm" svg:height="1.693cm" svg:x="13.123cm" svg:y="13.302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31" draw:text-style-name="P2" draw:layer="layout" svg:width="2.116cm" svg:height="1.693cm" svg:x="13.547cm" svg:y="13.726cm">
            <text:p text:style-name="P8"><text:span text:style-name="T12">Tablet</text:span></text:p>
            <draw:enhanced-geometry svg:viewBox="0 0 21600 21600" draw:type="rectangle" draw:enhanced-path="M 0 0 L 21600 0 21600 21600 0 21600 0 0 Z N"/>
          </draw:custom-shape>
        </draw:g>
        <draw:custom-shape draw:name="Rectangle 17" draw:style-name="gr32" draw:text-style-name="P2" draw:layer="layout" svg:width="4.867cm" svg:height="0.846cm" svg:x="1.693cm" svg:y="8.857cm">
          <text:p text:style-name="P1"><text:span text:style-name="T8">Zookeeper Node</text:span></text:p>
          <draw:enhanced-geometry svg:viewBox="0 0 21600 21600" draw:type="rectangle" draw:enhanced-path="M 0 0 L 21600 0 21600 21600 0 21600 0 0 Z N"/>
        </draw:custom-shape>
        <draw:custom-shape draw:name="Rectangle 18" draw:style-name="gr32" draw:text-style-name="P2" draw:layer="layout" svg:width="4.867cm" svg:height="0.846cm" svg:x="1.693cm" svg:y="9.704cm">
          <text:p text:style-name="P1"><text:span text:style-name="T8">Zookeeper Node</text:span></text:p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2" draw:layer="layout" svg:width="4.867cm" svg:height="0.846cm" svg:x="1.693cm" svg:y="10.55cm">
          <text:p text:style-name="P1"><text:span text:style-name="T8">Zookeeper Node</text:span></text:p>
          <draw:enhanced-geometry svg:viewBox="0 0 21600 21600" draw:type="rectangle" draw:enhanced-path="M 0 0 L 21600 0 21600 21600 0 21600 0 0 Z N"/>
        </draw:custom-shape>
        <draw:custom-shape draw:name="Can 21" draw:style-name="gr33" draw:text-style-name="P5" xml:id="id20" draw:id="id20" draw:layer="layout" svg:width="5.714cm" svg:height="3.809cm" svg:x="2.022cm" svg:y="12.802cm">
          <text:p text:style-name="P1"><text:span text:style-name="T13">HDF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Rectangle 22" draw:style-name="gr34" draw:text-style-name="P2" draw:layer="layout" svg:width="3.809cm" svg:height="2.116cm" svg:x="3.81cm" svg:y="4.411cm">
          <text:p text:style-name="P1"><text:span text:style-name="T14">Master</text:span></text:p>
          <draw:enhanced-geometry svg:viewBox="0 0 21600 21600" draw:type="rectangle" draw:enhanced-path="M 0 0 L 21600 0 21600 21600 0 21600 0 0 Z N"/>
        </draw:custom-shape>
        <draw:custom-shape draw:name="Rectangle 23" draw:style-name="gr35" draw:text-style-name="P2" xml:id="id18" draw:id="id18" draw:layer="layout" svg:width="4.656cm" svg:height="1.693cm" svg:x="19.262cm" svg:y="5.682cm">
          <text:p text:style-name="P1"><text:span text:style-name="T14">Client</text:span></text:p>
          <draw:enhanced-geometry svg:viewBox="0 0 21600 21600" draw:type="rectangle" draw:enhanced-path="M 0 0 L 21600 0 21600 21600 0 21600 0 0 Z N"/>
        </draw:custom-shape>
        <draw:custom-shape draw:name="Rectangle 25" draw:style-name="gr35" draw:text-style-name="P2" draw:layer="layout" svg:width="4.656cm" svg:height="1.693cm" svg:x="19.262cm" svg:y="8.645cm">
          <text:p text:style-name="P1"><text:span text:style-name="T14">Client</text:span></text:p>
          <draw:enhanced-geometry svg:viewBox="0 0 21600 21600" draw:type="rectangle" draw:enhanced-path="M 0 0 L 21600 0 21600 21600 0 21600 0 0 Z N"/>
        </draw:custom-shape>
        <draw:connector draw:name="Curved Connector 27" draw:style-name="gr36" draw:text-style-name="P3" draw:layer="layout" draw:type="curve" svg:x1="6.561cm" svg:y1="9.28cm" svg:x2="12.276cm" svg:y2="6.316cm" svg:d="m6561 9280c4287 0 1430-2964 5715-2964">
          <text:p/>
        </draw:connector>
        <draw:connector draw:name="Curved Connector 29" draw:style-name="gr36" draw:text-style-name="P3" draw:layer="layout" draw:type="curve" svg:x1="6.561cm" svg:y1="9.28cm" svg:x2="12.276cm" svg:y2="10.126cm" svg:d="m6561 9280c4287 0 1430 846 5715 846">
          <text:p/>
        </draw:connector>
        <draw:connector draw:name="Curved Connector 31" draw:style-name="gr36" draw:text-style-name="P3" draw:layer="layout" draw:type="curve" svg:x1="6.561cm" svg:y1="9.28cm" svg:x2="12.276cm" svg:y2="13.937cm" svg:d="m6561 9280c4287 0 1430 4657 5715 4657">
          <text:p/>
        </draw:connector>
        <draw:connector draw:name="Shape 33" draw:style-name="gr36" draw:text-style-name="P3" draw:layer="layout" draw:type="curve" svg:x1="6.561cm" svg:y1="9.28cm" svg:x2="5.715cm" svg:y2="6.528cm" svg:d="m6561 9280c0-2064-846-688-846-2752">
          <text:p/>
        </draw:connector>
        <draw:custom-shape draw:name="TextBox 35" draw:style-name="gr37" draw:text-style-name="P2" draw:layer="layout" svg:width="2.424cm" svg:height="1.435cm" svg:x="6.853cm" svg:y="9.018cm">
          <text:p text:style-name="P4"><text:span text:style-name="T15">Delegate</text:span></text:p>
          <text:p text:style-name="P4"><text:span text:style-name="T15">Authority</text:span></text:p>
          <draw:enhanced-geometry svg:viewBox="0 0 21600 21600" draw:type="rectangle" draw:enhanced-path="M 0 0 L 21600 0 21600 21600 0 21600 0 0 Z N"/>
        </draw:custom-shape>
        <draw:connector draw:name="Curved Connector 37" draw:style-name="gr38" draw:text-style-name="P3" draw:layer="layout" draw:type="curve" svg:x1="19.261cm" svg:y1="6.528cm" svg:x2="16.298cm" svg:y2="6.316cm" svg:d="m19261 6528c-2221 0-740-212-2963-212">
          <text:p/>
        </draw:connector>
        <draw:connector draw:name="Curved Connector 39" draw:style-name="gr38" draw:text-style-name="P3" draw:layer="layout" draw:type="curve" svg:x1="19.261cm" svg:y1="9.491cm" svg:x2="16.298cm" svg:y2="6.316cm" svg:d="m19261 9491c0-2380-2963-793-2963-3175">
          <text:p/>
        </draw:connector>
        <draw:connector draw:name="Curved Connector 41" draw:style-name="gr38" draw:text-style-name="P3" draw:layer="layout" draw:type="curve" svg:x1="19.261cm" svg:y1="9.491cm" svg:x2="16.298cm" svg:y2="13.937cm" svg:d="m19261 9491c0 3334-2963 1112-2963 4446">
          <text:p/>
        </draw:connector>
        <draw:connector draw:name="Shape 43" draw:style-name="gr38" draw:text-style-name="P3" draw:layer="layout" draw:type="curve" draw:line-skew="-1.367cm" svg:x1="21.59cm" svg:y1="5.682cm" svg:x2="5.714cm" svg:y2="4.411cm" draw:start-shape="id18" draw:start-glue-point="0" svg:d="m21590 5682c0-3406-15876-2771-15876-1271">
          <text:p/>
        </draw:connector>
        <draw:custom-shape draw:name="TextBox 47" draw:style-name="gr39" draw:text-style-name="P2" draw:layer="layout" svg:width="3.36cm" svg:height="1.013cm" svg:x="9.586cm" svg:y="1.905cm">
          <text:p text:style-name="P4"><text:span text:style-name="T16">Administer</text:span></text:p>
          <draw:enhanced-geometry svg:viewBox="0 0 21600 21600" draw:type="rectangle" draw:enhanced-path="M 0 0 L 21600 0 21600 21600 0 21600 0 0 Z N"/>
        </draw:custom-shape>
        <draw:connector draw:name="Curved Connector 50" draw:style-name="gr40" draw:text-style-name="P3" draw:layer="layout" draw:type="curve" svg:x1="7.62cm" svg:y1="5.469cm" svg:x2="12.276cm" svg:y2="6.316cm" svg:d="m7620 5469c3492 0 1164 847 4656 847">
          <text:p/>
        </draw:connector>
        <draw:connector draw:name="Curved Connector 52" draw:style-name="gr40" draw:text-style-name="P3" draw:layer="layout" draw:type="curve" svg:x1="7.62cm" svg:y1="5.469cm" svg:x2="12.276cm" svg:y2="13.937cm" svg:d="m7620 5469c0 6351 4656 2117 4656 8468">
          <text:p/>
        </draw:connector>
        <draw:connector draw:name="Curved Connector 54" draw:style-name="gr40" draw:text-style-name="P3" draw:layer="layout" draw:type="curve" svg:x1="7.62cm" svg:y1="5.469cm" svg:x2="12.276cm" svg:y2="10.126cm" svg:d="m7620 5469c3493 0 1165 4657 4656 4657">
          <text:p/>
        </draw:connector>
        <draw:connector draw:name="Shape 56" draw:style-name="gr40" draw:text-style-name="P3" draw:layer="layout" draw:type="curve" svg:x1="3.809cm" svg:y1="5.469cm" svg:x2="4.127cm" svg:y2="8.856cm" svg:d="m3809 5469c0 2541 318 848 318 3387">
          <text:p/>
        </draw:connector>
        <draw:custom-shape draw:name="TextBox 57" draw:style-name="gr39" draw:text-style-name="P2" draw:layer="layout" svg:width="2.547cm" svg:height="1.775cm" svg:x="7.777cm" svg:y="4.576cm">
          <text:p text:style-name="P4"><text:span text:style-name="T16">Assign,</text:span></text:p>
          <text:p text:style-name="P4"><text:span text:style-name="T16">Balance</text:span></text:p>
          <draw:enhanced-geometry svg:viewBox="0 0 21600 21600" draw:type="rectangle" draw:enhanced-path="M 0 0 L 21600 0 21600 21600 0 21600 0 0 Z N"/>
        </draw:custom-shape>
        <draw:custom-shape draw:name="TextBox 58" draw:style-name="gr39" draw:text-style-name="P2" draw:layer="layout" svg:width="3.076cm" svg:height="1.013cm" svg:x="1.676cm" svg:y="6.528cm">
          <text:p text:style-name="P4"><text:span text:style-name="T16">Configure</text:span></text:p>
          <draw:enhanced-geometry svg:viewBox="0 0 21600 21600" draw:type="rectangle" draw:enhanced-path="M 0 0 L 21600 0 21600 21600 0 21600 0 0 Z N"/>
        </draw:custom-shape>
        <draw:connector draw:name="Curved Connector 30" draw:style-name="gr41" draw:text-style-name="P3" draw:layer="layout" draw:type="curve" svg:x1="14.287cm" svg:y1="8.222cm" svg:x2="7.736cm" svg:y2="14.707cm" draw:start-shape="id19" draw:start-glue-point="0" draw:end-shape="id20" draw:end-glue-point="8" svg:d="m14287 8222c0-805-2140-671-2927 1151s-218 5334-3624 5334">
          <text:p/>
        </draw:connector>
        <draw:connector draw:name="Shape 66" draw:style-name="gr41" draw:text-style-name="P3" draw:layer="layout" draw:type="curve" svg:x1="14.287cm" svg:y1="12.032cm" svg:x2="7.736cm" svg:y2="14.707cm" draw:start-shape="id21" draw:start-glue-point="0" draw:end-shape="id20" draw:end-glue-point="8" svg:d="m14287 12032c0-805-2140-671-2927 199s-218 2476-3624 2476">
          <text:p/>
        </draw:connector>
        <draw:connector draw:name="Shape 32" draw:style-name="gr41" draw:text-style-name="P3" draw:layer="layout" draw:type="curve" svg:x1="14.287cm" svg:y1="15.842cm" svg:x2="7.736cm" svg:y2="14.706cm" draw:end-shape="id20" svg:d="m14287 15842c-4510 0-1235-1136-6551-1136">
          <text:p/>
        </draw:connector>
        <draw:custom-shape draw:name="TextBox 70" draw:style-name="gr37" draw:text-style-name="P2" draw:layer="layout" svg:width="2.631cm" svg:height="1.603cm" svg:x="8.26cm" svg:y="14.842cm">
          <text:p text:style-name="P4"><text:span text:style-name="T17">Store,</text:span></text:p>
          <text:p text:style-name="P4"><text:span text:style-name="T17">Replicate</text:span></text:p>
          <draw:enhanced-geometry svg:viewBox="0 0 21600 21600" draw:type="rectangle" draw:enhanced-path="M 0 0 L 21600 0 21600 21600 0 21600 0 0 Z N"/>
        </draw:custom-shape>
        <draw:connector draw:name="Curved Connector 71" draw:style-name="gr38" draw:text-style-name="P3" draw:layer="layout" draw:type="curve" svg:x1="19.261cm" svg:y1="6.528cm" svg:x2="16.298cm" svg:y2="10.126cm" svg:d="m19261 6528c0 2698-2963 900-2963 3598">
          <text:p/>
        </draw:connector>
        <draw:custom-shape draw:name="TextBox 48" draw:style-name="gr39" draw:text-style-name="P2" draw:layer="layout" svg:width="1.967cm" svg:height="1.775cm" svg:x="16.9cm" svg:y="7.697cm">
          <text:p text:style-name="P4"><text:span text:style-name="T16">Read,</text:span></text:p>
          <text:p text:style-name="P4"><text:span text:style-name="T16">Wr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Rectangle 1" draw:style-name="gr17" draw:text-style-name="P9" draw:layer="layout" svg:width="20.954cm" svg:height="13.202cm" svg:x="2.117cm" svg:y="3.81cm">
          <text:p text:style-name="P4"><text:span text:style-name="T1">Tablet</text:span></text:p>
          <draw:enhanced-geometry svg:viewBox="0 0 21600 21600" draw:type="rectangle" draw:enhanced-path="M 0 0 L 21600 0 21600 21600 0 21600 0 0 Z N"/>
        </draw:custom-shape>
        <draw:custom-shape draw:name="Can 2" draw:style-name="gr31" draw:text-style-name="P2" draw:layer="layout" svg:width="4.232cm" svg:height="4.232cm" svg:x="3.598cm" svg:y="11.298cm">
          <text:p text:style-name="P1"><text:span text:style-name="T18">Write-Ahead</text:span></text:p>
          <text:p text:style-name="P1"><text:span text:style-name="T18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ircular Arrow 18" draw:style-name="gr42" draw:text-style-name="P10" draw:layer="layout" svg:width="7.454cm" svg:height="9.048cm" draw:transform="rotate (-1.64916161021032) translate (7.064cm 7.809cm)">
          <text:p/>
          <draw:enhanced-geometry draw:mirror-horizontal="false" draw:mirror-vertical="false" svg:viewBox="0 0 3074988 2325687" draw:type="non-primitive" draw:enhanced-path="M 198435 1257441 L 198434 1257441 C 194168 1226002 192032 1194432 192032 1162844 192032 666408 711093 249954 1395255 197472 L 1450642 22065 1806400 311237 1275570 576503 1330658 402045 1330657 402044 C 785423 469318 389389 789420 389389 1162843 389389 1189787 391479 1216712 395650 1243509 Z N">
            <draw:equation draw:name="f0" draw:formula="297021*width/3074988"/>
            <draw:equation draw:name="f1" draw:formula="1250476*height/2325687"/>
            <draw:equation draw:name="f2" draw:formula="1450642*width/3074988"/>
            <draw:equation draw:name="f3" draw:formula="22065*height/2325687"/>
            <draw:equation draw:name="f4" draw:formula="1806400*width/3074988"/>
            <draw:equation draw:name="f5" draw:formula="311237*height/2325687"/>
            <draw:equation draw:name="f6" draw:formula="1275570*width/3074988"/>
            <draw:equation draw:name="f7" draw:formula="576503*height/2325687"/>
            <draw:equation draw:name="f8" draw:formula="1*60000/65536"/>
            <draw:equation draw:name="f9" draw:formula="3*60000/65536"/>
            <draw:equation draw:name="f10" draw:formula="0*60000/65536"/>
            <draw:equation draw:name="f11" draw:formula="1*60000/65536"/>
            <draw:equation draw:name="f12" draw:formula="586109*width/3074988"/>
            <draw:equation draw:name="f13" draw:formula="476376*height/2325687"/>
            <draw:equation draw:name="f14" draw:formula="2488879*width/3074988"/>
            <draw:equation draw:name="f15" draw:formula="1849311*height/2325687"/>
          </draw:enhanced-geometry>
        </draw:custom-shape>
        <draw:custom-shape draw:name="Snip Single Corner Rectangle 8" draw:style-name="gr31" draw:text-style-name="P2" draw:layer="layout" svg:width="3.809cm" svg:height="3.386cm" svg:x="18.627cm" svg:y="12.779cm">
          <text:p text:style-name="P1"><text:span text:style-name="T18">Map File</text:span></text:p>
          <draw:enhanced-geometry draw:mirror-horizontal="false" draw:mirror-vertical="false" svg:viewBox="0 0 1371600 1219200" draw:type="non-primitive" draw:enhanced-path="M 0 0 L 1168396 0 1371600 203204 1371600 1219200 0 1219200 Z N">
            <draw:equation draw:name="f0" draw:formula="1371600*width/1371600"/>
            <draw:equation draw:name="f1" draw:formula="609600*height/1219200"/>
            <draw:equation draw:name="f2" draw:formula="685800*width/1371600"/>
            <draw:equation draw:name="f3" draw:formula="1219200*height/1219200"/>
            <draw:equation draw:name="f4" draw:formula="0*width/1371600"/>
            <draw:equation draw:name="f5" draw:formula="609600*height/1219200"/>
            <draw:equation draw:name="f6" draw:formula="685800*width/1371600"/>
            <draw:equation draw:name="f7" draw:formula="0*height/1219200"/>
            <draw:equation draw:name="f8" draw:formula="0*60000/65536"/>
            <draw:equation draw:name="f9" draw:formula="1*60000/65536"/>
            <draw:equation draw:name="f10" draw:formula="2*60000/65536"/>
            <draw:equation draw:name="f11" draw:formula="3*60000/65536"/>
            <draw:equation draw:name="f12" draw:formula="0*width/1371600"/>
            <draw:equation draw:name="f13" draw:formula="101602*height/1219200"/>
            <draw:equation draw:name="f14" draw:formula="1269998*width/1371600"/>
            <draw:equation draw:name="f15" draw:formula="1219200*height/1219200"/>
          </draw:enhanced-geometry>
        </draw:custom-shape>
        <draw:custom-shape draw:name="Bent Arrow 10" draw:style-name="gr43" draw:text-style-name="P2" draw:layer="layout" svg:width="7.196cm" svg:height="1.692cm" svg:x="11.43cm" svg:y="13.838cm">
          <text:p/>
          <draw:enhanced-geometry draw:mirror-horizontal="false" draw:mirror-vertical="true" svg:viewBox="0 0 2590800 609600" draw:type="non-primitive" draw:enhanced-path="M 0 609600 L 0 367345 -1 367344 C -1 220050 119405 100644 266700 100644 L 2438400 100645 2438400 0 2590800 217298 2438400 434596 2438400 333951 266700 333951 266700 333950 C 248257 333950 233305 348902 233305 367344 L 233306 609600 Z N">
            <draw:equation draw:name="f0" draw:formula="2438400*width/2590800"/>
            <draw:equation draw:name="f1" draw:formula="0*height/609600"/>
            <draw:equation draw:name="f2" draw:formula="2438400*width/2590800"/>
            <draw:equation draw:name="f3" draw:formula="434596*height/609600"/>
            <draw:equation draw:name="f4" draw:formula="116653*width/2590800"/>
            <draw:equation draw:name="f5" draw:formula="609600*height/609600"/>
            <draw:equation draw:name="f6" draw:formula="2590800*width/2590800"/>
            <draw:equation draw:name="f7" draw:formula="217298*height/609600"/>
            <draw:equation draw:name="f8" draw:formula="3*60000/65536"/>
            <draw:equation draw:name="f9" draw:formula="1*60000/65536"/>
            <draw:equation draw:name="f10" draw:formula="1*60000/65536"/>
            <draw:equation draw:name="f11" draw:formula="0*60000/65536"/>
            <draw:equation draw:name="f12" draw:formula="0*width/2590800"/>
            <draw:equation draw:name="f13" draw:formula="0*height/609600"/>
            <draw:equation draw:name="f14" draw:formula="2590800*width/2590800"/>
            <draw:equation draw:name="f15" draw:formula="609600*height/609600"/>
          </draw:enhanced-geometry>
        </draw:custom-shape>
        <draw:custom-shape draw:name="Bent Arrow 11" draw:style-name="gr43" draw:text-style-name="P2" draw:layer="layout" svg:width="3.597cm" svg:height="1.692cm" svg:x="15.028cm" svg:y="13.838cm">
          <text:p/>
          <draw:enhanced-geometry draw:mirror-horizontal="false" draw:mirror-vertical="true" svg:viewBox="0 0 1295400 609600" draw:type="non-primitive" draw:enhanced-path="M 0 609600 L 0 367345 -1 367344 C -1 220050 119405 100644 266700 100644 L 1143000 100645 1143000 0 1295400 217298 1143000 434596 1143000 333951 266700 333951 266700 333950 C 248257 333950 233305 348902 233305 367344 L 233306 609600 Z N">
            <draw:equation draw:name="f0" draw:formula="1143000*width/1295400"/>
            <draw:equation draw:name="f1" draw:formula="0*height/609600"/>
            <draw:equation draw:name="f2" draw:formula="1143000*width/1295400"/>
            <draw:equation draw:name="f3" draw:formula="434596*height/609600"/>
            <draw:equation draw:name="f4" draw:formula="116653*width/1295400"/>
            <draw:equation draw:name="f5" draw:formula="609600*height/609600"/>
            <draw:equation draw:name="f6" draw:formula="1295400*width/1295400"/>
            <draw:equation draw:name="f7" draw:formula="217298*height/609600"/>
            <draw:equation draw:name="f8" draw:formula="3*60000/65536"/>
            <draw:equation draw:name="f9" draw:formula="1*60000/65536"/>
            <draw:equation draw:name="f10" draw:formula="1*60000/65536"/>
            <draw:equation draw:name="f11" draw:formula="0*60000/65536"/>
            <draw:equation draw:name="f12" draw:formula="0*width/1295400"/>
            <draw:equation draw:name="f13" draw:formula="0*height/609600"/>
            <draw:equation draw:name="f14" draw:formula="1295400*width/1295400"/>
            <draw:equation draw:name="f15" draw:formula="609600*height/609600"/>
          </draw:enhanced-geometry>
        </draw:custom-shape>
        <draw:custom-shape draw:name="TextBox 12" draw:style-name="gr44" draw:text-style-name="P2" draw:layer="layout" svg:width="5.502cm" svg:height="0.843cm" svg:x="10.795cm" svg:y="15.319cm">
          <text:p text:style-name="P4"><text:span text:style-name="T19">Major Compaction</text:span></text:p>
          <draw:enhanced-geometry svg:viewBox="0 0 21600 21600" draw:type="rectangle" draw:enhanced-path="M 0 0 L 21600 0 21600 21600 0 21600 0 0 Z N"/>
        </draw:custom-shape>
        <draw:custom-shape draw:name="Bent Arrow 13" draw:style-name="gr45" draw:text-style-name="P10" draw:layer="layout" svg:width="2.751cm" svg:height="2.539cm" draw:transform="rotate (-1.57079632679579) translate (11.642cm 7.699cm)">
          <text:p/>
          <draw:enhanced-geometry draw:mirror-horizontal="false" draw:mirror-vertical="false" svg:viewBox="0 0 990600 914400" draw:type="non-primitive" draw:enhanced-path="M 0 914400 L 0 514350 -1 514349 C -1 293408 179108 114299 400050 114299 L 762000 114300 762000 0 990600 228600 762000 457200 762000 342900 400050 342900 400050 342899 C 305360 342899 228599 419660 228599 514349 L 228600 914400 Z N">
            <draw:equation draw:name="f0" draw:formula="762000*width/990600"/>
            <draw:equation draw:name="f1" draw:formula="0*height/914400"/>
            <draw:equation draw:name="f2" draw:formula="762000*width/990600"/>
            <draw:equation draw:name="f3" draw:formula="457200*height/914400"/>
            <draw:equation draw:name="f4" draw:formula="114300*width/990600"/>
            <draw:equation draw:name="f5" draw:formula="914400*height/914400"/>
            <draw:equation draw:name="f6" draw:formula="990600*width/990600"/>
            <draw:equation draw:name="f7" draw:formula="228600*height/914400"/>
            <draw:equation draw:name="f8" draw:formula="3*60000/65536"/>
            <draw:equation draw:name="f9" draw:formula="1*60000/65536"/>
            <draw:equation draw:name="f10" draw:formula="1*60000/65536"/>
            <draw:equation draw:name="f11" draw:formula="0*60000/65536"/>
            <draw:equation draw:name="f12" draw:formula="0*width/990600"/>
            <draw:equation draw:name="f13" draw:formula="0*height/914400"/>
            <draw:equation draw:name="f14" draw:formula="990600*width/990600"/>
            <draw:equation draw:name="f15" draw:formula="914400*height/914400"/>
          </draw:enhanced-geometry>
        </draw:custom-shape>
        <draw:custom-shape draw:name="TextBox 14" draw:style-name="gr44" draw:text-style-name="P2" draw:layer="layout" svg:width="3.174cm" svg:height="1.435cm" svg:x="7.408cm" svg:y="8.918cm">
          <text:p text:style-name="P1"><text:span text:style-name="T19">Minor </text:span></text:p>
          <text:p text:style-name="P1"><text:span text:style-name="T19">Compaction</text:span></text:p>
          <draw:enhanced-geometry svg:viewBox="0 0 21600 21600" draw:type="rectangle" draw:enhanced-path="M 0 0 L 21600 0 21600 21600 0 21600 0 0 Z N"/>
        </draw:custom-shape>
        <draw:connector draw:name="Straight Arrow Connector 16" draw:style-name="gr46" draw:text-style-name="P3" draw:layer="layout" draw:type="curve" svg:x1="15.028cm" svg:y1="6.905cm" svg:x2="9.101cm" svg:y2="7.276cm" svg:d="m15028 6905c-4444 0-1481 371-5927 371">
          <text:p/>
        </draw:connector>
        <draw:connector draw:name="Straight Arrow Connector 17" draw:style-name="gr46" draw:text-style-name="P3" draw:layer="layout" draw:type="curve" svg:x1="17.197cm" svg:y1="8.334cm" svg:x2="15.927cm" svg:y2="10.451cm" svg:d="m17197 8334c0 1588-1270 530-1270 2117">
          <text:p/>
        </draw:connector>
        <draw:connector draw:name="Straight Arrow Connector 18" draw:style-name="gr46" draw:text-style-name="P3" draw:layer="layout" draw:type="curve" svg:x1="16.139cm" svg:y1="7.668cm" svg:x2="11.482cm" svg:y2="10.451cm" svg:d="m16139 7668c-3492 0-1164 2783-4657 2783">
          <text:p/>
        </draw:connector>
        <draw:connector draw:name="Straight Arrow Connector 19" draw:style-name="gr46" draw:text-style-name="P3" draw:layer="layout" draw:type="curve" svg:x1="18.679cm" svg:y1="8.334cm" svg:x2="20.584cm" svg:y2="12.779cm" svg:d="m18679 8334c0 3334 1905 1112 1905 4445">
          <text:p/>
        </draw:connector>
        <draw:custom-shape draw:name="Decision 20" draw:style-name="gr47" draw:text-style-name="P2" draw:layer="layout" svg:width="2.327cm" svg:height="1.904cm" svg:x="15.875cm" svg:y="13.97cm">
          <text:p text:style-name="P1"><text:span text:style-name="T9">Iterator</text:span></text:p>
          <text:p text:style-name="P1"><text:span text:style-name="T9">Tre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22" draw:style-name="gr48" draw:text-style-name="P2" draw:layer="layout" svg:width="2.857cm" svg:height="1.904cm" svg:x="9.525cm" svg:y="7.382cm">
          <text:p text:style-name="P1"><text:span text:style-name="T9">Iterator Tre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Snip Single Corner Rectangle 6" draw:style-name="gr31" draw:text-style-name="P2" draw:layer="layout" svg:width="3.809cm" svg:height="3.386cm" svg:x="9.525cm" svg:y="10.451cm">
          <text:p text:style-name="P1"><text:span text:style-name="T18">Map File</text:span></text:p>
          <draw:enhanced-geometry draw:mirror-horizontal="false" draw:mirror-vertical="false" svg:viewBox="0 0 1371600 1219200" draw:type="non-primitive" draw:enhanced-path="M 0 0 L 1168396 0 1371600 203204 1371600 1219200 0 1219200 Z N">
            <draw:equation draw:name="f0" draw:formula="1371600*width/1371600"/>
            <draw:equation draw:name="f1" draw:formula="609600*height/1219200"/>
            <draw:equation draw:name="f2" draw:formula="685800*width/1371600"/>
            <draw:equation draw:name="f3" draw:formula="1219200*height/1219200"/>
            <draw:equation draw:name="f4" draw:formula="0*width/1371600"/>
            <draw:equation draw:name="f5" draw:formula="609600*height/1219200"/>
            <draw:equation draw:name="f6" draw:formula="685800*width/1371600"/>
            <draw:equation draw:name="f7" draw:formula="0*height/1219200"/>
            <draw:equation draw:name="f8" draw:formula="0*60000/65536"/>
            <draw:equation draw:name="f9" draw:formula="1*60000/65536"/>
            <draw:equation draw:name="f10" draw:formula="2*60000/65536"/>
            <draw:equation draw:name="f11" draw:formula="3*60000/65536"/>
            <draw:equation draw:name="f12" draw:formula="0*width/1371600"/>
            <draw:equation draw:name="f13" draw:formula="101602*height/1219200"/>
            <draw:equation draw:name="f14" draw:formula="1269998*width/1371600"/>
            <draw:equation draw:name="f15" draw:formula="1219200*height/1219200"/>
          </draw:enhanced-geometry>
        </draw:custom-shape>
        <draw:custom-shape draw:name="Snip Single Corner Rectangle 7" draw:style-name="gr31" draw:text-style-name="P2" draw:layer="layout" svg:width="3.809cm" svg:height="3.386cm" svg:x="13.97cm" svg:y="10.451cm">
          <text:p text:style-name="P1"><text:span text:style-name="T18">Map File</text:span></text:p>
          <draw:enhanced-geometry draw:mirror-horizontal="false" draw:mirror-vertical="false" svg:viewBox="0 0 1371600 1219200" draw:type="non-primitive" draw:enhanced-path="M 0 0 L 1168396 0 1371600 203204 1371600 1219200 0 1219200 Z N">
            <draw:equation draw:name="f0" draw:formula="1371600*width/1371600"/>
            <draw:equation draw:name="f1" draw:formula="609600*height/1219200"/>
            <draw:equation draw:name="f2" draw:formula="685800*width/1371600"/>
            <draw:equation draw:name="f3" draw:formula="1219200*height/1219200"/>
            <draw:equation draw:name="f4" draw:formula="0*width/1371600"/>
            <draw:equation draw:name="f5" draw:formula="609600*height/1219200"/>
            <draw:equation draw:name="f6" draw:formula="685800*width/1371600"/>
            <draw:equation draw:name="f7" draw:formula="0*height/1219200"/>
            <draw:equation draw:name="f8" draw:formula="0*60000/65536"/>
            <draw:equation draw:name="f9" draw:formula="1*60000/65536"/>
            <draw:equation draw:name="f10" draw:formula="2*60000/65536"/>
            <draw:equation draw:name="f11" draw:formula="3*60000/65536"/>
            <draw:equation draw:name="f12" draw:formula="0*width/1371600"/>
            <draw:equation draw:name="f13" draw:formula="101602*height/1219200"/>
            <draw:equation draw:name="f14" draw:formula="1269998*width/1371600"/>
            <draw:equation draw:name="f15" draw:formula="1219200*height/1219200"/>
          </draw:enhanced-geometry>
        </draw:custom-shape>
        <draw:custom-shape draw:name="Rectangle 3" draw:style-name="gr31" draw:text-style-name="P2" draw:layer="layout" svg:width="4.656cm" svg:height="3.386cm" svg:x="4.445cm" svg:y="5.583cm">
          <text:p text:style-name="P1"><text:span text:style-name="T18">In-Memory Map</text:span></text:p>
          <draw:enhanced-geometry svg:viewBox="0 0 21600 21600" draw:type="rectangle" draw:enhanced-path="M 0 0 L 21600 0 21600 21600 0 21600 0 0 Z N"/>
        </draw:custom-shape>
        <draw:custom-shape draw:name="Right Arrow 24" draw:style-name="gr43" draw:text-style-name="P2" draw:layer="layout" svg:width="5.079cm" svg:height="2.751cm" svg:x="19.685cm" svg:y="5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2" draw:style-name="gr44" draw:text-style-name="P2" draw:layer="layout" svg:width="2.751cm" svg:height="1.013cm" svg:x="20.743cm" svg:y="6.39cm">
          <text:p text:style-name="P1"><text:span text:style-name="T20">Queries</text:span></text:p>
          <draw:enhanced-geometry svg:viewBox="0 0 21600 21600" draw:type="rectangle" draw:enhanced-path="M 0 0 L 21600 0 21600 21600 0 21600 0 0 Z N"/>
        </draw:custom-shape>
        <draw:custom-shape draw:name="Decision 13" draw:style-name="gr49" draw:text-style-name="P2" draw:layer="layout" svg:width="5.714cm" svg:height="3.91cm" svg:x="15.028cm" svg:y="4.948cm">
          <text:p text:style-name="P1"><text:span text:style-name="T18">Iterator Tre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0" draw:text-style-name="P11" draw:layer="layout" svg:width="3.175cm" svg:height="1.905cm" svg:x="1.27cm" svg:y="6.615cm">
          <text:p text:style-name="P11">Inge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3e7fcc" draw:end-color="#a4c1ff" draw:start-intensity="100%" draw:end-intensity="100%" draw:angle="1800" draw:border="0%"/>
    <draw:gradient draw:name="Gradient_20_8" draw:display-name="Gradient 8" draw:style="linear" draw:start-color="#3e7fcc" draw:end-color="#a4c1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msArrowEnd_20_8" draw:display-name="msArrowEnd 8" svg:viewBox="0 0 500 300" svg:d="m250 0 250 300h-500z"/>
    <draw:marker draw:name="msArrowOpenEnd_20_5" draw:display-name="msArrowOpenEnd 5" svg:viewBox="0 0 450 450" svg:d="m225 0 225 409-68 41-157-288-158 288-67-41z"/>
    <draw:marker draw:name="msArrowStealthEnd_20_8" draw:display-name="msArrowStealthEnd 8" svg:viewBox="0 0 500 300" svg:d="m250 0 250 300-250-120-250 1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1-10-27">10/27/11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27T13:14:01</dc:date>
    <meta:generator>OpenOffice.org/3.3$Unix OpenOffice.org_project/330m20$Build-9567</meta:generator>
    <meta:editing-duration>PT4H51M17S</meta:editing-duration>
    <meta:editing-cycles>5</meta:editing-cycles>
    <meta:document-statistic meta:object-count="482"/>
  </office:meta>
</office:document-meta>
</file>